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57.86pt"/>
    </style:style>
    <style:style style:name="co12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148.2pt"/>
    </style:style>
    <style:style style:name="co15" style:family="table-column">
      <style:table-column-properties fo:break-before="auto" style:column-width="249.31pt"/>
    </style:style>
    <style:style style:name="co16" style:family="table-column">
      <style:table-column-properties fo:break-before="auto" style:column-width="41.64pt"/>
    </style:style>
    <style:style style:name="co17" style:family="table-column">
      <style:table-column-properties fo:break-before="auto" style:column-width="54pt"/>
    </style:style>
    <style:style style:name="co18" style:family="table-column">
      <style:table-column-properties fo:break-before="auto" style:column-width="35.49pt"/>
    </style:style>
    <style:style style:name="co19" style:family="table-column">
      <style:table-column-properties fo:break-before="auto" style:column-width="33.96pt"/>
    </style:style>
    <style:style style:name="co20" style:family="table-column">
      <style:table-column-properties fo:break-before="auto" style:column-width="40.9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0.14pt"/>
    </style:style>
    <style:style style:name="co13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50.94pt"/>
    </style:style>
    <style:style style:name="co24" style:family="table-column">
      <style:table-column-properties fo:break-before="auto" style:column-width="48.61pt"/>
    </style:style>
    <style:style style:name="co30" style:family="table-column">
      <style:table-column-properties fo:break-before="auto" style:column-width="37.05pt"/>
    </style:style>
    <style:style style:name="co31" style:family="table-column">
      <style:table-column-properties fo:break-before="auto" style:column-width="317.25pt"/>
    </style:style>
    <style:style style:name="co32" style:family="table-column">
      <style:table-column-properties fo:break-before="auto" style:column-width="55.56pt"/>
    </style:style>
    <style:style style:name="co33" style:family="table-column">
      <style:table-column-properties fo:break-before="auto" style:column-width="62.5pt"/>
    </style:style>
    <style:style style:name="co34" style:family="table-column">
      <style:table-column-properties fo:break-before="auto" style:column-width="64.8pt"/>
    </style:style>
    <style:style style:name="co25" style:family="table-column">
      <style:table-column-properties fo:break-before="auto" style:column-width="159pt"/>
    </style:style>
    <style:style style:name="co26" style:family="table-column">
      <style:table-column-properties fo:break-before="auto" style:column-width="81.81pt"/>
    </style:style>
    <style:style style:name="co27" style:family="table-column">
      <style:table-column-properties fo:break-before="auto" style:column-width="71.74pt"/>
    </style:style>
    <style:style style:name="co28" style:family="table-column">
      <style:table-column-properties fo:break-before="auto" style:column-width="61.74pt"/>
    </style:style>
    <style:style style:name="co29" style:family="table-column">
      <style:table-column-properties fo:break-before="auto" style:column-width="97.99pt"/>
    </style:style>
    <style:style style:name="co42" style:family="table-column">
      <style:table-column-properties fo:break-before="auto" style:column-width="37.7pt"/>
    </style:style>
    <style:style style:name="co43" style:family="table-column">
      <style:table-column-properties fo:break-before="auto" style:column-width="51.7pt"/>
    </style:style>
    <style:style style:name="co44" style:family="table-column">
      <style:table-column-properties fo:break-before="auto" style:column-width="267.11pt"/>
    </style:style>
    <style:style style:name="co45" style:family="table-column">
      <style:table-column-properties fo:break-before="auto" style:column-width="45.5pt"/>
    </style:style>
    <style:style style:name="co46" style:family="table-column">
      <style:table-column-properties fo:break-before="auto" style:column-width="52.44pt"/>
    </style:style>
    <style:style style:name="co47" style:family="table-column">
      <style:table-column-properties fo:break-before="auto" style:column-width="47.85pt"/>
    </style:style>
    <style:style style:name="co48" style:family="table-column">
      <style:table-column-properties fo:break-before="auto" style:column-width="162.11pt"/>
    </style:style>
    <style:style style:name="co49" style:family="table-column">
      <style:table-column-properties fo:break-before="auto" style:column-width="323.46pt"/>
    </style:style>
    <style:style style:name="co50" style:family="table-column">
      <style:table-column-properties fo:break-before="auto" style:column-width="69.45pt"/>
    </style:style>
    <style:style style:name="co39" style:family="table-column">
      <style:table-column-properties fo:break-before="auto" style:column-width="100.35pt"/>
    </style:style>
    <style:style style:name="co40" style:family="table-column">
      <style:table-column-properties fo:break-before="auto" style:column-width="86.46pt"/>
    </style:style>
    <style:style style:name="co41" style:family="table-column">
      <style:table-column-properties fo:break-before="auto" style:column-width="255.49pt"/>
    </style:style>
    <style:style style:name="co54" style:family="table-column">
      <style:table-column-properties fo:break-before="auto" style:column-width="65.59pt"/>
    </style:style>
    <style:style style:name="co55" style:family="table-column">
      <style:table-column-properties fo:break-before="auto" style:column-width="49.41pt"/>
    </style:style>
    <style:style style:name="co56" style:family="table-column">
      <style:table-column-properties fo:break-before="auto" style:column-width="321.9pt"/>
    </style:style>
    <style:style style:name="co57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1.2pt" fo:break-before="auto" style:use-optimal-row-height="false"/>
    </style:style>
    <style:style style:name="ro4" style:family="table-row">
      <style:table-row-properties style:row-height="11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10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10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0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07" style:family="table-cell" style:parent-style-name="Default">
      <style:text-properties style:text-position="" fo:font-weight="bold" style:font-weight-asian="bold" style:font-weight-complex="bold"/>
    </style:style>
    <style:style style:name="ce108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09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text-position="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84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85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86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text-position="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/>
    </style:style>
    <style:style style:name="ce89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/>
    </style:style>
    <style:style style:name="ce9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text-position="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text-position="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9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95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96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1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1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11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11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18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119" style:family="table-cell" style:parent-style-name="Default" style:data-style-name="N0">
      <style:table-cell-properties style:text-align-source="value-type" style:repeat-content="false" fo:border="none"/>
      <style:paragraph-properties fo:margin-left="0pt"/>
      <style:text-properties style:text-position=""/>
    </style:style>
    <style:style style:name="ce120" style:family="table-cell" style:parent-style-name="Default" style:data-style-name="N0">
      <style:table-cell-properties fo:border-bottom="none" style:text-align-source="value-type" style:repeat-content="false" fo:border-left="none" fo:border-right="none" fo:border-top="0.06pt solid #000000"/>
      <style:paragraph-properties fo:margin-left="0pt"/>
      <style:text-properties style:text-position="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1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1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47" style:family="table-cell" style:parent-style-name="Default">
      <style:text-properties style:text-position="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7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text-position=""/>
    </style:style>
    <style:style style:name="ce7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77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7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80" style:family="table-cell" style:parent-style-name="Default">
      <style:table-cell-properties fo:border="0.06pt solid #000000"/>
      <style:text-properties style:text-position="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text-position="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4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text-position="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style:text-position="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style:text-position="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  <style:text-properties style:text-position="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text-position=""/>
    </style:style>
    <style:style style:name="ce15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style:text-position="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text-position="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style:text-position="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Sans" style:font-name-asian="WenQuanYi Micro Hei" style:font-name-complex="Lohit Devanagari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6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16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/>
    </style:style>
    <style:style style:name="ce16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67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20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08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09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10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13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2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2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19" style:family="table-cell" style:parent-style-name="Default">
      <style:table-cell-properties fo:border-bottom="none" fo:border-left="0.06pt solid #000000" fo:border-right="0.06pt solid #000000" fo:border-top="none"/>
    </style:style>
    <style:style style:name="ce2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2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31" style:family="table-cell" style:parent-style-name="Default">
      <style:text-properties fo:font-weight="bold" style:font-weight-asian="bold" style:font-weight-complex="bold"/>
    </style:style>
    <style:style style:name="ce232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33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3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238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</style:style>
    <style:style style:name="ce23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4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4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42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</style:style>
    <style:style style:name="ce243" style:family="table-cell" style:parent-style-name="Default" style:data-style-name="N0">
      <style:table-cell-properties style:text-align-source="value-type" style:repeat-content="false" fo:border="none"/>
      <style:paragraph-properties fo:margin-left="0pt"/>
    </style:style>
    <style:style style:name="ce244" style:family="table-cell" style:parent-style-name="Default" style:data-style-name="N0">
      <style:table-cell-properties fo:border-bottom="none" style:text-align-source="value-type" style:repeat-content="false" fo:border-left="none" fo:border-right="none" fo:border-top="0.06pt solid #000000"/>
      <style:paragraph-properties fo:margin-left="0pt"/>
    </style:style>
    <style:style style:name="ce24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2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2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50" style:family="table-cell" style:parent-style-name="Default" style:data-style-name="N41">
      <style:table-cell-properties style:text-align-source="fix" style:repeat-content="false"/>
      <style:paragraph-properties fo:text-align="center" fo:margin-left="0pt"/>
    </style:style>
    <style:style style:name="ce25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52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53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pt"/>
    </style:style>
    <style:style style:name="ce254" style:family="table-cell" style:parent-style-name="Default" style:data-style-name="N44"/>
    <style:style style:name="ce25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6" style:family="table-cell" style:parent-style-name="Default" style:data-style-name="N41"/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6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normal" style:font-weight-asian="normal" style:font-weight-complex="normal"/>
    </style:style>
    <style:style style:name="ce261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26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63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</style:style>
    <style:style style:name="ce264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266" style:family="table-cell" style:parent-style-name="Default">
      <style:table-cell-properties fo:border="0.06pt solid #000000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2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7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28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28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2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2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</style:style>
    <style:style style:name="ce28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Micro Hei" style:font-name-complex="Lohit Devanagari"/>
    </style:style>
    <style:style style:name="ce2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</style:style>
    <style:style style:name="ce29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9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9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2.1" table:style-name="ta1">
        <table:table-column table:style-name="co10" table:default-cell-style-name="ce57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66"/>
        <table:table-column table:style-name="co22" table:default-cell-style-name="ce66"/>
        <table:table-column table:style-name="co13" table:default-cell-style-name="ce107"/>
        <table:table-column table:style-name="co13" table:default-cell-style-name="Default"/>
        <table:table-column table:style-name="co20" table:default-cell-style-name="Default"/>
        <table:table-column table:style-name="co13" table:default-cell-style-name="ce66"/>
        <table:table-row table:style-name="ro1">
          <table:table-cell table:style-name="ce48" office:value-type="string" calcext:value-type="string">
            <text:p>Version</text:p>
          </table:table-cell>
          <table:table-cell table:style-name="ce49" office:value-type="string" calcext:value-type="string">
            <text:p>Task</text:p>
          </table:table-cell>
          <table:table-cell table:style-name="ce68" office:value-type="string" calcext:value-type="string">
            <text:p>Name</text:p>
          </table:table-cell>
          <table:table-cell table:style-name="ce84" office:value-type="string" calcext:value-type="string">
            <text:p>Reference</text:p>
          </table:table-cell>
          <table:table-cell table:style-name="ce68" office:value-type="string" calcext:value-type="string">
            <text:p>Description</text:p>
          </table:table-cell>
          <table:table-cell table:style-name="ce49" office:value-type="string" calcext:value-type="string">
            <text:p>Index</text:p>
          </table:table-cell>
          <table:table-cell table:style-name="ce49" office:value-type="string" calcext:value-type="string" table:number-columns-spanned="3" table:number-rows-spanned="1">
            <text:p>&lt;&lt;=&gt;&gt;</text:p>
          </table:table-cell>
          <table:covered-table-cell table:style-name="ce54"/>
          <table:covered-table-cell/>
          <table:table-cell table:style-name="ce49" office:value-type="string" calcext:value-type="string">
            <text:p>Index</text:p>
          </table:table-cell>
          <table:table-cell table:style-name="ce68" office:value-type="string" calcext:value-type="string">
            <text:p>Start</text:p>
          </table:table-cell>
          <table:table-cell table:style-name="ce68" office:value-type="string" calcext:value-type="string">
            <text:p>Update</text:p>
          </table:table-cell>
          <table:table-cell table:number-columns-repeated="2"/>
          <table:table-cell table:style-name="ce49" office:value-type="string" calcext:value-type="string">
            <text:p>Index</text:p>
          </table:table-cell>
          <table:table-cell table:style-name="ce68" office:value-type="string" calcext:value-type="string">
            <text:p>Next Step</text:p>
          </table:table-cell>
        </table:table-row>
        <table:table-row table:style-name="ro1">
          <table:table-cell table:style-name="ce48"/>
          <table:table-cell table:style-name="ce60"/>
          <table:table-cell table:style-name="ce69"/>
          <table:table-cell table:style-name="ce85"/>
          <table:table-cell table:style-name="ce69"/>
          <table:table-cell table:style-name="ce60"/>
          <table:table-cell table:style-name="ce48"/>
          <table:table-cell table:style-name="ce48" table:number-columns-spanned="2" table:number-rows-spanned="1"/>
          <table:covered-table-cell table:style-name="ce97"/>
          <table:table-cell table:style-name="ce60"/>
          <table:table-cell table:number-columns-repeated="4"/>
          <table:table-cell table:style-name="ce60"/>
          <table:table-cell/>
        </table:table-row>
        <table:table-row table:style-name="ro1">
          <table:table-cell table:style-name="ce49" office:value-type="float" office:value="0.1" calcext:value-type="float" table:number-columns-spanned="1" table:number-rows-spanned="9">
            <text:p>0.1</text:p>
          </table:table-cell>
          <table:table-cell table:style-name="ce61" office:value-type="string" calcext:value-type="string">
            <text:p>Learn</text:p>
          </table:table-cell>
          <table:table-cell table:style-name="ce65" office:value-type="string" calcext:value-type="string">
            <text:p>GIT</text:p>
          </table:table-cell>
          <table:table-cell table:style-name="ce86" office:value-type="string" calcext:value-type="string">
            <text:p>CodeAcademy</text:p>
          </table:table-cell>
          <table:table-cell table:style-name="ce65" office:value-type="string" calcext:value-type="string">
            <text:p>From 0 to 100%</text:p>
          </table:table-cell>
          <table:table-cell table:style-name="ce87" office:value-type="float" office:value="0.1" calcext:value-type="float">
            <text:p>0.1</text:p>
          </table:table-cell>
          <table:table-cell table:style-name="ce49" office:value-type="string" calcext:value-type="string" table:number-columns-spanned="1" table:number-rows-spanned="11">
            <text:p>Janeiro</text:p>
          </table:table-cell>
          <table:table-cell table:style-name="ce49" office:value-type="string" calcext:value-type="string" table:number-columns-spanned="1" table:number-rows-spanned="31">
            <text:p>0 a 1</text:p>
          </table:table-cell>
          <table:table-cell table:style-name="ce49" office:value-type="string" calcext:value-type="string" table:number-columns-spanned="1" table:number-rows-spanned="36">
            <text:p>0 a 2</text:p>
          </table:table-cell>
          <table:table-cell table:style-name="ce87" office:value-type="float" office:value="0.1" calcext:value-type="float">
            <text:p>0.1</text:p>
          </table:table-cell>
          <table:table-cell table:style-name="ce101" office:value-type="date" office:date-value="2017-01-23" calcext:value-type="date">
            <text:p>01/23/17</text:p>
          </table:table-cell>
          <table:table-cell table:style-name="ce101" office:value-type="date" office:date-value="2017-02-01" calcext:value-type="date">
            <text:p>02/01/17</text:p>
          </table:table-cell>
          <table:table-cell table:number-columns-repeated="2"/>
          <table:table-cell table:style-name="ce87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Learn</text:p>
          </table:table-cell>
          <table:table-cell table:style-name="ce66" office:value-type="string" calcext:value-type="string">
            <text:p>SQL</text:p>
          </table:table-cell>
          <table:table-cell table:style-name="ce66" office:value-type="string" calcext:value-type="string">
            <text:p>CodeAcademy</text:p>
          </table:table-cell>
          <table:table-cell table:style-name="ce66" office:value-type="string" calcext:value-type="string">
            <text:p>From 0 to 100%</text:p>
          </table:table-cell>
          <table:table-cell table:style-name="ce88" office:value-type="float" office:value="0.2" calcext:value-type="float">
            <text:p>0.2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0.2" calcext:value-type="float">
            <text:p>0.2</text:p>
          </table:table-cell>
          <table:table-cell table:style-name="ce102" office:value-type="string" calcext:value-type="string">
            <text:p>----</text:p>
          </table:table-cell>
          <table:table-cell table:style-name="ce93"/>
          <table:table-cell table:number-columns-repeated="2"/>
          <table:table-cell table:style-name="ce88"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Learn</text:p>
          </table:table-cell>
          <table:table-cell table:style-name="ce66" office:value-type="string" calcext:value-type="string">
            <text:p>SASS</text:p>
          </table:table-cell>
          <table:table-cell table:style-name="ce66" office:value-type="string" calcext:value-type="string">
            <text:p>CodeAcademy</text:p>
          </table:table-cell>
          <table:table-cell table:style-name="ce66" office:value-type="string" calcext:value-type="string">
            <text:p>Overview (optional from 0 to 100%)</text:p>
          </table:table-cell>
          <table:table-cell table:style-name="ce88" office:value-type="float" office:value="0.3" calcext:value-type="float">
            <text:p>0.3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0.3" calcext:value-type="float">
            <text:p>0.3</text:p>
          </table:table-cell>
          <table:table-cell table:style-name="ce93" office:value-type="string" calcext:value-type="string">
            <text:p>----</text:p>
          </table:table-cell>
          <table:table-cell table:style-name="ce93"/>
          <table:table-cell table:number-columns-repeated="2"/>
          <table:table-cell table:style-name="ce88"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Learn</text:p>
          </table:table-cell>
          <table:table-cell table:style-name="ce66" office:value-type="string" calcext:value-type="string">
            <text:p>Website Deploy</text:p>
          </table:table-cell>
          <table:table-cell table:style-name="ce66" office:value-type="string" calcext:value-type="string">
            <text:p>CodeAcademy</text:p>
          </table:table-cell>
          <table:table-cell table:style-name="ce66" office:value-type="string" calcext:value-type="string">
            <text:p>“Deploy a Website”</text:p>
          </table:table-cell>
          <table:table-cell table:style-name="ce88" office:value-type="float" office:value="0.4" calcext:value-type="float">
            <text:p>0.4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0.4" calcext:value-type="float">
            <text:p>0.4</text:p>
          </table:table-cell>
          <table:table-cell table:style-name="ce93" office:value-type="string" calcext:value-type="string">
            <text:p>----</text:p>
          </table:table-cell>
          <table:table-cell table:style-name="ce93"/>
          <table:table-cell table:number-columns-repeated="2"/>
          <table:table-cell table:style-name="ce88"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Learn</text:p>
          </table:table-cell>
          <table:table-cell table:style-name="ce66" office:value-type="string" calcext:value-type="string">
            <text:p>Jquery</text:p>
          </table:table-cell>
          <table:table-cell table:style-name="ce66" office:value-type="string" calcext:value-type="string">
            <text:p>CodeAcademy</text:p>
          </table:table-cell>
          <table:table-cell table:style-name="ce66" office:value-type="string" calcext:value-type="string">
            <text:p>Overview (optional from 0 to 100%)</text:p>
          </table:table-cell>
          <table:table-cell table:style-name="ce88" office:value-type="float" office:value="0.5" calcext:value-type="float">
            <text:p>0.5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0.5" calcext:value-type="float">
            <text:p>0.5</text:p>
          </table:table-cell>
          <table:table-cell table:style-name="ce93" office:value-type="string" calcext:value-type="string">
            <text:p>----</text:p>
          </table:table-cell>
          <table:table-cell table:style-name="ce93"/>
          <table:table-cell table:number-columns-repeated="2"/>
          <table:table-cell table:style-name="ce88"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Learn</text:p>
          </table:table-cell>
          <table:table-cell table:style-name="ce66" office:value-type="string" calcext:value-type="string">
            <text:p>Bootstrap</text:p>
          </table:table-cell>
          <table:table-cell table:style-name="ce66" office:value-type="string" calcext:value-type="string">
            <text:p>bootsrap</text:p>
          </table:table-cell>
          <table:table-cell table:style-name="ce66" office:value-type="string" calcext:value-type="string">
            <text:p>Overview</text:p>
          </table:table-cell>
          <table:table-cell table:style-name="ce88" office:value-type="float" office:value="0.6" calcext:value-type="float">
            <text:p>0.6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0.6" calcext:value-type="float">
            <text:p>0.6</text:p>
          </table:table-cell>
          <table:table-cell table:style-name="ce93" office:value-type="string" calcext:value-type="string">
            <text:p>----</text:p>
          </table:table-cell>
          <table:table-cell table:style-name="ce93"/>
          <table:table-cell table:number-columns-repeated="2"/>
          <table:table-cell table:style-name="ce88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Learn</text:p>
          </table:table-cell>
          <table:table-cell table:style-name="ce66" office:value-type="string" calcext:value-type="string">
            <text:p>Django</text:p>
          </table:table-cell>
          <table:table-cell table:style-name="ce66" office:value-type="string" calcext:value-type="string">
            <text:p>Internet</text:p>
          </table:table-cell>
          <table:table-cell table:style-name="ce66" office:value-type="string" calcext:value-type="string">
            <text:p>Overview</text:p>
          </table:table-cell>
          <table:table-cell table:style-name="ce88" office:value-type="float" office:value="0.7" calcext:value-type="float">
            <text:p>0.7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0.7" calcext:value-type="float">
            <text:p>0.7</text:p>
          </table:table-cell>
          <table:table-cell table:style-name="ce102" office:value-type="date" office:date-value="2017-01-25" calcext:value-type="date">
            <text:p>01/25/17</text:p>
          </table:table-cell>
          <table:table-cell table:style-name="ce102" office:value-type="date" office:date-value="2017-02-10" calcext:value-type="date">
            <text:p>02/10/17</text:p>
          </table:table-cell>
          <table:table-cell table:number-columns-repeated="2"/>
          <table:table-cell table:style-name="ce88" office:value-type="float" office:value="0.7" calcext:value-type="float">
            <text:p>0.7</text:p>
          </table:table-cell>
          <table:table-cell table:style-name="ce97" office:value-type="float" office:value="3" calcext:value-type="float">
            <text:p>3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Review</text:p>
          </table:table-cell>
          <table:table-cell table:style-name="ce66" office:value-type="string" calcext:value-type="string">
            <text:p>Learn</text:p>
          </table:table-cell>
          <table:table-cell table:style-name="ce66" office:value-type="string" calcext:value-type="string">
            <text:p>Produced Data, Programming</text:p>
          </table:table-cell>
          <table:table-cell table:style-name="ce66" office:value-type="string" calcext:value-type="string">
            <text:p>Programing: Python, HTML/CSS, Command Line</text:p>
          </table:table-cell>
          <table:table-cell table:style-name="ce89" office:value-type="string" calcext:value-type="string">
            <text:p>0.0.1</text:p>
          </table:table-cell>
          <table:covered-table-cell table:style-name="ce48"/>
          <table:covered-table-cell table:style-name="ce54"/>
          <table:covered-table-cell/>
          <table:table-cell table:style-name="ce89" office:value-type="string" calcext:value-type="string">
            <text:p>0.0.1</text:p>
          </table:table-cell>
          <table:table-cell table:style-name="ce93" office:value-type="string" calcext:value-type="string">
            <text:p>----</text:p>
          </table:table-cell>
          <table:table-cell table:style-name="ce102" office:value-type="date" office:date-value="2017-02-15" calcext:value-type="date">
            <text:p>02/15/17</text:p>
          </table:table-cell>
          <table:table-cell table:number-columns-repeated="2"/>
          <table:table-cell table:style-name="ce89" office:value-type="string" calcext:value-type="string">
            <text:p>0.0.1</text:p>
          </table:table-cell>
          <table:table-cell table:style-name="ce108" office:value-type="float" office:value="2" calcext:value-type="float">
            <text:p>2</text:p>
          </table:table-cell>
        </table:table-row>
        <table:table-row table:style-name="ro1">
          <table:covered-table-cell table:style-name="ce51"/>
          <table:table-cell table:style-name="ce62" office:value-type="string" calcext:value-type="string">
            <text:p>Rearrange</text:p>
          </table:table-cell>
          <table:table-cell table:style-name="ce67" office:value-type="string" calcext:value-type="string">
            <text:p>Data</text:p>
          </table:table-cell>
          <table:table-cell table:style-name="ce67" office:value-type="string" calcext:value-type="string">
            <text:p>PI, OC&amp;D, e CGP</text:p>
          </table:table-cell>
          <table:table-cell table:style-name="ce67" office:value-type="string" calcext:value-type="string">
            <text:p>January/2017 content, next trimester deadlines</text:p>
          </table:table-cell>
          <table:table-cell table:style-name="ce56" office:value-type="string" calcext:value-type="string">
            <text:p>0.0.2</text:p>
          </table:table-cell>
          <table:covered-table-cell table:style-name="ce48"/>
          <table:covered-table-cell table:style-name="ce54"/>
          <table:covered-table-cell/>
          <table:table-cell table:style-name="ce56" office:value-type="string" calcext:value-type="string">
            <text:p>0.0.2</text:p>
          </table:table-cell>
          <table:table-cell table:style-name="ce93" office:value-type="string" calcext:value-type="string">
            <text:p>----</text:p>
          </table:table-cell>
          <table:table-cell table:style-name="ce102" office:value-type="date" office:date-value="2017-02-17" calcext:value-type="date">
            <text:p>02/17/17</text:p>
          </table:table-cell>
          <table:table-cell table:number-columns-repeated="2"/>
          <table:table-cell table:style-name="ce56" office:value-type="string" calcext:value-type="string">
            <text:p>0.0.2</text:p>
          </table:table-cell>
          <table:table-cell table:style-name="ce109" office:value-type="float" office:value="1" calcext:value-type="float">
            <text:p>1</text:p>
          </table:table-cell>
        </table:table-row>
        <table:table-row table:style-name="ro1">
          <table:table-cell table:style-name="ce53" office:value-type="string" calcext:value-type="string" table:number-columns-spanned="1" table:number-rows-spanned="2">
            <text:p>fl0at</text:p>
          </table:table-cell>
          <table:table-cell table:style-name="ce63" office:value-type="string" calcext:value-type="string">
            <text:p>0wrote0</text:p>
          </table:table-cell>
          <table:table-cell table:style-name="ce65" office:value-type="string" calcext:value-type="string">
            <text:p>first stage</text:p>
          </table:table-cell>
          <table:table-cell table:style-name="ce65" office:value-type="string" calcext:value-type="string">
            <text:p>html/css</text:p>
          </table:table-cell>
          <table:table-cell table:style-name="ce65" office:value-type="string" calcext:value-type="string">
            <text:p>First stage 2201207 &amp; First-stage-22012017.css</text:p>
          </table:table-cell>
          <table:table-cell table:style-name="ce90" office:value-type="string" calcext:value-type="string">
            <text:p>f1</text:p>
          </table:table-cell>
          <table:covered-table-cell table:style-name="ce48"/>
          <table:covered-table-cell table:style-name="ce54"/>
          <table:covered-table-cell/>
          <table:table-cell table:style-name="ce90" office:value-type="string" calcext:value-type="string">
            <text:p>f1</text:p>
          </table:table-cell>
          <table:table-cell table:style-name="ce102" office:value-type="date" office:date-value="2017-01-22" calcext:value-type="date">
            <text:p>01/22/17</text:p>
          </table:table-cell>
          <table:table-cell table:style-name="ce102" office:value-type="date" office:date-value="2017-02-02" calcext:value-type="date">
            <text:p>02/02/17</text:p>
          </table:table-cell>
          <table:table-cell table:number-columns-repeated="2"/>
          <table:table-cell table:style-name="ce90" office:value-type="string" calcext:value-type="string">
            <text:p>f1</text:p>
          </table:table-cell>
          <table:table-cell/>
        </table:table-row>
        <table:table-row table:style-name="ro1">
          <table:covered-table-cell table:style-name="Default"/>
          <table:table-cell table:style-name="ce62"/>
          <table:table-cell table:style-name="ce67" table:number-columns-repeated="3"/>
          <table:table-cell table:style-name="ce91"/>
          <table:covered-table-cell table:style-name="ce48"/>
          <table:covered-table-cell table:style-name="ce54"/>
          <table:covered-table-cell/>
          <table:table-cell table:style-name="ce91"/>
          <table:table-cell table:style-name="ce103"/>
          <table:table-cell table:style-name="ce94"/>
          <table:table-cell table:number-columns-repeated="2"/>
          <table:table-cell table:style-name="ce91"/>
          <table:table-cell/>
        </table:table-row>
        <table:table-row table:style-name="ro1">
          <table:table-cell table:style-name="ce54" table:number-columns-repeated="2"/>
          <table:table-cell table:style-name="ce66" table:number-columns-repeated="3"/>
          <table:table-cell table:style-name="ce54"/>
          <table:table-cell table:style-name="ce48"/>
          <table:covered-table-cell table:style-name="ce54"/>
          <table:covered-table-cell/>
          <table:table-cell table:style-name="ce54"/>
          <table:table-cell table:number-columns-repeated="4"/>
          <table:table-cell table:style-name="ce54"/>
          <table:table-cell/>
        </table:table-row>
        <table:table-row table:style-name="ro1">
          <table:table-cell table:style-name="ce49" office:value-type="float" office:value="1" calcext:value-type="float" table:number-columns-spanned="1" table:number-rows-spanned="17">
            <text:p>1</text:p>
          </table:table-cell>
          <table:table-cell table:style-name="ce61" office:value-type="string" calcext:value-type="string">
            <text:p>Review</text:p>
          </table:table-cell>
          <table:table-cell table:style-name="ce65" office:value-type="string" calcext:value-type="string">
            <text:p>steps</text:p>
          </table:table-cell>
          <table:table-cell table:style-name="ce65" office:value-type="string" calcext:value-type="string">
            <text:p>text file</text:p>
          </table:table-cell>
          <table:table-cell table:style-name="ce65" office:value-type="string" calcext:value-type="string">
            <text:p>Steps 13012017</text:p>
          </table:table-cell>
          <table:table-cell table:style-name="ce87" office:value-type="float" office:value="1" calcext:value-type="float">
            <text:p>1</text:p>
          </table:table-cell>
          <table:table-cell table:style-name="ce49" office:value-type="string" calcext:value-type="string" table:number-columns-spanned="1" table:number-rows-spanned="19">
            <text:p>Fevereiro</text:p>
          </table:table-cell>
          <table:covered-table-cell table:style-name="ce54"/>
          <table:covered-table-cell/>
          <table:table-cell table:style-name="ce87" office:value-type="float" office:value="1" calcext:value-type="float">
            <text:p>1</text:p>
          </table:table-cell>
          <table:table-cell table:style-name="ce101" office:value-type="date" office:date-value="2017-01-13" calcext:value-type="date">
            <text:p>01/13/17</text:p>
          </table:table-cell>
          <table:table-cell table:style-name="ce101" office:value-type="date" office:date-value="2017-02-26" calcext:value-type="date">
            <text:p>02/26/17</text:p>
          </table:table-cell>
          <table:table-cell table:number-columns-repeated="2"/>
          <table:table-cell table:style-name="ce87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Review</text:p>
          </table:table-cell>
          <table:table-cell table:style-name="ce66" office:value-type="string" calcext:value-type="string">
            <text:p>start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Start 14012017</text:p>
          </table:table-cell>
          <table:table-cell table:style-name="ce88" office:value-type="float" office:value="2" calcext:value-type="float">
            <text:p>2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2" calcext:value-type="float">
            <text:p>2</text:p>
          </table:table-cell>
          <table:table-cell table:style-name="ce102" office:value-type="date" office:date-value="2017-01-14" calcext:value-type="date">
            <text:p>01/14/17</text:p>
          </table:table-cell>
          <table:table-cell table:style-name="ce93"/>
          <table:table-cell table:number-columns-repeated="2"/>
          <table:table-cell table:style-name="ce8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Review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01 13012017</text:p>
          </table:table-cell>
          <table:table-cell table:style-name="ce88" office:value-type="float" office:value="3" calcext:value-type="float">
            <text:p>3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3" calcext:value-type="float">
            <text:p>3</text:p>
          </table:table-cell>
          <table:table-cell table:style-name="ce102" office:value-type="date" office:date-value="2017-01-13" calcext:value-type="date">
            <text:p>01/13/17</text:p>
          </table:table-cell>
          <table:table-cell table:style-name="ce93"/>
          <table:table-cell table:number-columns-repeated="2"/>
          <table:table-cell table:style-name="ce8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Review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02(robot)12012017</text:p>
          </table:table-cell>
          <table:table-cell table:style-name="ce88" office:value-type="float" office:value="4" calcext:value-type="float">
            <text:p>4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4" calcext:value-type="float">
            <text:p>4</text:p>
          </table:table-cell>
          <table:table-cell table:style-name="ce102" office:value-type="date" office:date-value="2017-01-12" calcext:value-type="date">
            <text:p>01/12/17</text:p>
          </table:table-cell>
          <table:table-cell table:style-name="ce93"/>
          <table:table-cell table:number-columns-repeated="2"/>
          <table:table-cell table:style-name="ce88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Review</text:p>
          </table:table-cell>
          <table:table-cell table:style-name="ce66" office:value-type="string" calcext:value-type="string">
            <text:p>eEwt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formula eEwr 19012017</text:p>
          </table:table-cell>
          <table:table-cell table:style-name="ce88" office:value-type="float" office:value="5" calcext:value-type="float">
            <text:p>5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5" calcext:value-type="float">
            <text:p>5</text:p>
          </table:table-cell>
          <table:table-cell table:style-name="ce102" office:value-type="date" office:date-value="2017-01-19" calcext:value-type="date">
            <text:p>01/19/17</text:p>
          </table:table-cell>
          <table:table-cell table:style-name="ce93"/>
          <table:table-cell table:number-columns-repeated="2"/>
          <table:table-cell table:style-name="ce88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Review</text:p>
          </table:table-cell>
          <table:table-cell table:style-name="ce66" office:value-type="float" office:value="0.0123" calcext:value-type="float">
            <text:p>0.0123</text:p>
          </table:table-cell>
          <table:table-cell table:style-name="ce66" office:value-type="string" calcext:value-type="string">
            <text:p>text file/paper</text:p>
          </table:table-cell>
          <table:table-cell table:style-name="ce66" office:value-type="string" calcext:value-type="string">
            <text:p>0123, 01, 3</text:p>
          </table:table-cell>
          <table:table-cell table:style-name="ce88" office:value-type="float" office:value="6" calcext:value-type="float">
            <text:p>6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6" calcext:value-type="float">
            <text:p>6</text:p>
          </table:table-cell>
          <table:table-cell table:style-name="ce102" office:value-type="date" office:date-value="2017-01-23" calcext:value-type="date">
            <text:p>01/23/17</text:p>
          </table:table-cell>
          <table:table-cell table:style-name="ce93"/>
          <table:table-cell table:number-columns-repeated="2"/>
          <table:table-cell table:style-name="ce88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Review</text:p>
          </table:table-cell>
          <table:table-cell table:style-name="ce66" office:value-type="string" calcext:value-type="string">
            <text:p>11 &amp; 33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11 &amp; 33</text:p>
          </table:table-cell>
          <table:table-cell table:style-name="ce88" office:value-type="float" office:value="7" calcext:value-type="float">
            <text:p>7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7" calcext:value-type="float">
            <text:p>7</text:p>
          </table:table-cell>
          <table:table-cell table:style-name="ce102" office:value-type="date" office:date-value="2017-01-25" calcext:value-type="date">
            <text:p>01/25/17</text:p>
          </table:table-cell>
          <table:table-cell table:style-name="ce93"/>
          <table:table-cell table:number-columns-repeated="2"/>
          <table:table-cell table:style-name="ce88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Review</text:p>
          </table:table-cell>
          <table:table-cell table:style-name="ce66" office:value-type="string" calcext:value-type="string">
            <text:p>w</text:p>
          </table:table-cell>
          <table:table-cell table:style-name="ce66" office:value-type="string" calcext:value-type="string">
            <text:p>paper</text:p>
          </table:table-cell>
          <table:table-cell table:style-name="ce66" office:value-type="string" calcext:value-type="string">
            <text:p>white sheets: 1, 2, 3 e 4 | Nt pages 1, 2</text:p>
          </table:table-cell>
          <table:table-cell table:style-name="ce88" office:value-type="float" office:value="8" calcext:value-type="float">
            <text:p>8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8" calcext:value-type="float">
            <text:p>8</text:p>
          </table:table-cell>
          <table:table-cell table:style-name="ce102" office:value-type="date" office:date-value="2017-01-25" calcext:value-type="date">
            <text:p>01/25/17</text:p>
          </table:table-cell>
          <table:table-cell table:style-name="ce102" office:value-type="date" office:date-value="2017-01-29" calcext:value-type="date">
            <text:p>01/29/17</text:p>
          </table:table-cell>
          <table:table-cell table:number-columns-repeated="2"/>
          <table:table-cell table:style-name="ce88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Review</text:p>
          </table:table-cell>
          <table:table-cell table:style-name="ce66" office:value-type="string" calcext:value-type="string">
            <text:p>nothingness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nothingness</text:p>
          </table:table-cell>
          <table:table-cell table:style-name="ce88" office:value-type="float" office:value="9" calcext:value-type="float">
            <text:p>9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9" calcext:value-type="float">
            <text:p>9</text:p>
          </table:table-cell>
          <table:table-cell table:style-name="ce102" office:value-type="date" office:date-value="2017-01-29" calcext:value-type="date">
            <text:p>01/29/17</text:p>
          </table:table-cell>
          <table:table-cell table:style-name="ce102"/>
          <table:table-cell table:number-columns-repeated="2"/>
          <table:table-cell table:style-name="ce88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Review</text:p>
          </table:table-cell>
          <table:table-cell table:style-name="ce66" office:value-type="string" calcext:value-type="string">
            <text:p>w</text:p>
          </table:table-cell>
          <table:table-cell table:style-name="ce66" office:value-type="string" calcext:value-type="string">
            <text:p>paper</text:p>
          </table:table-cell>
          <table:table-cell table:style-name="ce66" office:value-type="string" calcext:value-type="string">
            <text:p>white sheet 5</text:p>
          </table:table-cell>
          <table:table-cell table:style-name="ce88" office:value-type="float" office:value="10" calcext:value-type="float">
            <text:p>10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10" calcext:value-type="float">
            <text:p>10</text:p>
          </table:table-cell>
          <table:table-cell table:style-name="ce102" office:value-type="date" office:date-value="2017-01-30" calcext:value-type="date">
            <text:p>01/30/17</text:p>
          </table:table-cell>
          <table:table-cell table:style-name="ce102"/>
          <table:table-cell table:number-columns-repeated="2"/>
          <table:table-cell table:style-name="ce88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Review</text:p>
          </table:table-cell>
          <table:table-cell table:style-name="ce66" office:value-type="string" calcext:value-type="string">
            <text:p>w</text:p>
          </table:table-cell>
          <table:table-cell table:style-name="ce66" office:value-type="string" calcext:value-type="string">
            <text:p>paper</text:p>
          </table:table-cell>
          <table:table-cell table:style-name="ce66" office:value-type="string" calcext:value-type="string">
            <text:p>white sheet 6 &amp; 7</text:p>
          </table:table-cell>
          <table:table-cell table:style-name="ce88" office:value-type="float" office:value="11" calcext:value-type="float">
            <text:p>11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11" calcext:value-type="float">
            <text:p>11</text:p>
          </table:table-cell>
          <table:table-cell table:style-name="ce102" office:value-type="date" office:date-value="2017-01-31" calcext:value-type="date">
            <text:p>01/31/17</text:p>
          </table:table-cell>
          <table:table-cell table:style-name="ce102"/>
          <table:table-cell table:number-columns-repeated="2"/>
          <table:table-cell table:style-name="ce88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Created</text:p>
          </table:table-cell>
          <table:table-cell table:style-name="ce66" office:value-type="string" calcext:value-type="string">
            <text:p>compile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Compile 02022017</text:p>
          </table:table-cell>
          <table:table-cell table:style-name="ce88" office:value-type="float" office:value="12" calcext:value-type="float">
            <text:p>12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12" calcext:value-type="float">
            <text:p>12</text:p>
          </table:table-cell>
          <table:table-cell table:style-name="ce102" office:value-type="date" office:date-value="2017-02-02" calcext:value-type="date">
            <text:p>02/02/17</text:p>
          </table:table-cell>
          <table:table-cell table:style-name="ce102"/>
          <table:table-cell table:number-columns-repeated="2"/>
          <table:table-cell table:style-name="ce88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0"/>
          <table:table-cell table:style-name="ce54" office:value-type="string" calcext:value-type="string">
            <text:p>Created</text:p>
          </table:table-cell>
          <table:table-cell table:style-name="ce82" office:value-type="string" calcext:value-type="string">
            <text:p>Xv1###|03vX</text:p>
          </table:table-cell>
          <table:table-cell table:style-name="ce66" office:value-type="string" calcext:value-type="string">
            <text:p>text file</text:p>
          </table:table-cell>
          <table:table-cell table:style-name="ce82" office:value-type="string" calcext:value-type="string">
            <text:p>Xv1###|03vX</text:p>
          </table:table-cell>
          <table:table-cell table:style-name="ce88" office:value-type="float" office:value="13" calcext:value-type="float">
            <text:p>13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13" calcext:value-type="float">
            <text:p>13</text:p>
          </table:table-cell>
          <table:table-cell table:style-name="ce102" office:value-type="date" office:date-value="2017-02-03" calcext:value-type="date">
            <text:p>02/03/17</text:p>
          </table:table-cell>
          <table:table-cell table:style-name="ce102"/>
          <table:table-cell table:number-columns-repeated="2"/>
          <table:table-cell table:style-name="ce88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0"/>
          <table:table-cell table:style-name="ce54" office:value-type="string" calcext:value-type="string">
            <text:p>----</text:p>
          </table:table-cell>
          <table:table-cell table:style-name="ce66" office:value-type="string" calcext:value-type="string">
            <text:p>compilado1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12e13do012017</text:p>
          </table:table-cell>
          <table:table-cell table:style-name="ce88" office:value-type="float" office:value="0.1" calcext:value-type="float">
            <text:p>0.1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0.1" calcext:value-type="float">
            <text:p>0.1</text:p>
          </table:table-cell>
          <table:table-cell table:style-name="ce102" office:value-type="date" office:date-value="2017-01-12" calcext:value-type="date">
            <text:p>01/12/17</text:p>
          </table:table-cell>
          <table:table-cell table:style-name="ce102" office:value-type="date" office:date-value="2017-01-13" calcext:value-type="date">
            <text:p>01/13/17</text:p>
          </table:table-cell>
          <table:table-cell table:number-columns-repeated="2"/>
          <table:table-cell table:style-name="ce88" office:value-type="float" office:value="0.1" calcext:value-type="float">
            <text:p>0.1</text:p>
          </table:table-cell>
          <table:table-cell/>
        </table:table-row>
        <table:table-row table:style-name="ro1">
          <table:covered-table-cell table:style-name="ce50"/>
          <table:table-cell table:style-name="ce54" office:value-type="string" calcext:value-type="string">
            <text:p>----</text:p>
          </table:table-cell>
          <table:table-cell table:style-name="ce66" office:value-type="string" calcext:value-type="string">
            <text:p>compilado2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12a14do012017</text:p>
          </table:table-cell>
          <table:table-cell table:style-name="ce88" office:value-type="float" office:value="0.2" calcext:value-type="float">
            <text:p>0.2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0.2" calcext:value-type="float">
            <text:p>0.2</text:p>
          </table:table-cell>
          <table:table-cell table:style-name="ce102" office:value-type="date" office:date-value="2017-01-14" calcext:value-type="date">
            <text:p>01/14/17</text:p>
          </table:table-cell>
          <table:table-cell table:style-name="ce93"/>
          <table:table-cell table:number-columns-repeated="2"/>
          <table:table-cell table:style-name="ce88" office:value-type="float" office:value="0.2" calcext:value-type="float">
            <text:p>0.2</text:p>
          </table:table-cell>
          <table:table-cell/>
        </table:table-row>
        <table:table-row table:style-name="ro1">
          <table:covered-table-cell table:style-name="ce50"/>
          <table:table-cell table:style-name="ce54" office:value-type="string" calcext:value-type="string">
            <text:p>----</text:p>
          </table:table-cell>
          <table:table-cell table:style-name="ce66" office:value-type="string" calcext:value-type="string">
            <text:p>Compilado3</text:p>
          </table:table-cell>
          <table:table-cell table:style-name="ce66" office:value-type="string" calcext:value-type="string">
            <text:p>text file</text:p>
          </table:table-cell>
          <table:table-cell table:style-name="ce66" office:value-type="string" calcext:value-type="string">
            <text:p>12a19do012017</text:p>
          </table:table-cell>
          <table:table-cell table:style-name="ce88" office:value-type="float" office:value="0.3" calcext:value-type="float">
            <text:p>0.3</text:p>
          </table:table-cell>
          <table:covered-table-cell table:style-name="ce48"/>
          <table:covered-table-cell table:style-name="ce54"/>
          <table:covered-table-cell/>
          <table:table-cell table:style-name="ce88" office:value-type="float" office:value="0.3" calcext:value-type="float">
            <text:p>0.3</text:p>
          </table:table-cell>
          <table:table-cell table:style-name="ce102" office:value-type="date" office:date-value="2017-01-19" calcext:value-type="date">
            <text:p>01/19/17</text:p>
          </table:table-cell>
          <table:table-cell table:style-name="ce93"/>
          <table:table-cell table:number-columns-repeated="2"/>
          <table:table-cell table:style-name="ce88" office:value-type="float" office:value="0.3" calcext:value-type="float">
            <text:p>0.3</text:p>
          </table:table-cell>
          <table:table-cell/>
        </table:table-row>
        <table:table-row table:style-name="ro1">
          <table:covered-table-cell table:style-name="ce51"/>
          <table:table-cell table:style-name="ce62" office:value-type="string" calcext:value-type="string">
            <text:p>reCompile</text:p>
          </table:table-cell>
          <table:table-cell table:style-name="ce67" office:value-type="string" calcext:value-type="string">
            <text:p>continuous</text:p>
          </table:table-cell>
          <table:table-cell table:style-name="ce67" office:value-type="string" calcext:value-type="string">
            <text:p>text file</text:p>
          </table:table-cell>
          <table:table-cell table:style-name="ce67" office:value-type="string" calcext:value-type="string">
            <text:p>Continuous 20012017 (compilado4)</text:p>
          </table:table-cell>
          <table:table-cell table:style-name="ce56" office:value-type="float" office:value="0.4" calcext:value-type="float">
            <text:p>0.4</text:p>
          </table:table-cell>
          <table:covered-table-cell table:style-name="ce48"/>
          <table:covered-table-cell table:style-name="ce54"/>
          <table:covered-table-cell/>
          <table:table-cell table:style-name="ce56" office:value-type="float" office:value="0.4" calcext:value-type="float">
            <text:p>0.4</text:p>
          </table:table-cell>
          <table:table-cell table:style-name="ce103" office:value-type="date" office:date-value="2017-01-20" calcext:value-type="date">
            <text:p>01/20/17</text:p>
          </table:table-cell>
          <table:table-cell table:style-name="ce94"/>
          <table:table-cell table:number-columns-repeated="2"/>
          <table:table-cell table:style-name="ce56"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3" office:value-type="string" calcext:value-type="string" table:number-columns-spanned="1" table:number-rows-spanned="2">
            <text:p>fl0at</text:p>
          </table:table-cell>
          <table:table-cell table:style-name="ce63"/>
          <table:table-cell table:style-name="ce65" table:number-columns-repeated="3"/>
          <table:table-cell table:style-name="ce90"/>
          <table:covered-table-cell table:style-name="ce48"/>
          <table:covered-table-cell table:style-name="ce54"/>
          <table:covered-table-cell/>
          <table:table-cell table:style-name="ce90"/>
          <table:table-cell table:number-columns-repeated="4"/>
          <table:table-cell table:style-name="ce90"/>
          <table:table-cell/>
        </table:table-row>
        <table:table-row table:style-name="ro1">
          <table:covered-table-cell table:style-name="Default"/>
          <table:table-cell table:style-name="ce62"/>
          <table:table-cell table:style-name="ce67" table:number-columns-repeated="3"/>
          <table:table-cell table:style-name="ce91"/>
          <table:covered-table-cell table:style-name="ce48"/>
          <table:covered-table-cell table:style-name="ce54"/>
          <table:covered-table-cell/>
          <table:table-cell table:style-name="ce91"/>
          <table:table-cell table:number-columns-repeated="4"/>
          <table:table-cell table:style-name="ce91"/>
          <table:table-cell/>
        </table:table-row>
        <table:table-row table:style-name="ro1">
          <table:table-cell table:style-name="ce54" table:number-columns-repeated="2"/>
          <table:table-cell table:style-name="ce66" table:number-columns-repeated="3"/>
          <table:table-cell table:style-name="ce54"/>
          <table:table-cell table:style-name="ce48"/>
          <table:table-cell table:style-name="ce54"/>
          <table:covered-table-cell/>
          <table:table-cell table:style-name="ce54"/>
          <table:table-cell table:number-columns-repeated="4"/>
          <table:table-cell table:style-name="ce54"/>
          <table:table-cell/>
        </table:table-row>
        <table:table-row table:style-name="ro1">
          <table:table-cell table:style-name="ce49" office:value-type="float" office:value="2" calcext:value-type="float" table:number-columns-spanned="1" table:number-rows-spanned="4">
            <text:p>2</text:p>
          </table:table-cell>
          <table:table-cell table:style-name="ce63" office:value-type="string" calcext:value-type="string">
            <text:p>Edit</text:p>
          </table:table-cell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text file</text:p>
          </table:table-cell>
          <table:table-cell table:style-name="ce65" office:value-type="string" calcext:value-type="string">
            <text:p>Copy, edit and rearange all data into the new format</text:p>
          </table:table-cell>
          <table:table-cell table:style-name="ce87" office:value-type="float" office:value="1.1" calcext:value-type="float">
            <text:p>1.1</text:p>
          </table:table-cell>
          <table:table-cell table:style-name="ce49" office:value-type="string" calcext:value-type="string" table:number-columns-spanned="1" table:number-rows-spanned="4">
            <text:p>Março</text:p>
          </table:table-cell>
          <table:table-cell table:style-name="ce49" office:value-type="string" calcext:value-type="string" table:number-columns-spanned="1" table:number-rows-spanned="9">
            <text:p>2 a 3</text:p>
          </table:table-cell>
          <table:covered-table-cell/>
          <table:table-cell table:style-name="ce87" office:value-type="float" office:value="1.1" calcext:value-type="float">
            <text:p>1.1</text:p>
          </table:table-cell>
          <table:table-cell table:style-name="ce92" office:value-type="string" calcext:value-type="string">
            <text:p>----</text:p>
          </table:table-cell>
          <table:table-cell table:style-name="ce104"/>
          <table:table-cell table:number-columns-repeated="2"/>
          <table:table-cell table:style-name="ce87" office:value-type="float" office:value="1.1" calcext:value-type="float">
            <text:p>1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55"/>
          <table:table-cell table:style-name="ce64" office:value-type="string" calcext:value-type="string">
            <text:p>Edit</text:p>
          </table:table-cell>
          <table:table-cell table:style-name="ce83" office:value-type="string" calcext:value-type="string">
            <text:p>Data</text:p>
          </table:table-cell>
          <table:table-cell table:style-name="ce83" office:value-type="string" calcext:value-type="string">
            <text:p>text/html/css/py/scan/git</text:p>
          </table:table-cell>
          <table:table-cell table:style-name="ce83" office:value-type="string" calcext:value-type="string">
            <text:p>Insert e format OC&amp;d into 1.1 according to it</text:p>
          </table:table-cell>
          <table:table-cell table:style-name="ce88" office:value-type="float" office:value="1.2" calcext:value-type="float">
            <text:p>1.2</text:p>
          </table:table-cell>
          <table:covered-table-cell table:style-name="ce49"/>
          <table:covered-table-cell table:style-name="ce54"/>
          <table:covered-table-cell/>
          <table:table-cell table:style-name="ce88" office:value-type="float" office:value="1.2" calcext:value-type="float">
            <text:p>1.2</text:p>
          </table:table-cell>
          <table:table-cell table:style-name="ce102" office:value-type="date" office:date-value="2017-02-11" calcext:value-type="date">
            <text:p>02/11/17</text:p>
          </table:table-cell>
          <table:table-cell table:style-name="ce105"/>
          <table:table-cell table:number-columns-repeated="2"/>
          <table:table-cell table:style-name="ce88" office:value-type="float" office:value="1.2" calcext:value-type="float">
            <text:p>1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55"/>
          <table:table-cell table:style-name="ce64"/>
          <table:table-cell table:style-name="ce83" table:number-columns-repeated="3"/>
          <table:table-cell table:style-name="ce88"/>
          <table:covered-table-cell table:style-name="ce49"/>
          <table:covered-table-cell table:style-name="ce54"/>
          <table:covered-table-cell/>
          <table:table-cell table:style-name="ce88"/>
          <table:table-cell table:style-name="ce93"/>
          <table:table-cell table:style-name="ce105"/>
          <table:table-cell table:number-columns-repeated="2"/>
          <table:table-cell table:style-name="ce88"/>
          <table:table-cell/>
        </table:table-row>
        <table:table-row table:style-name="ro1">
          <table:covered-table-cell table:style-name="ce56"/>
          <table:table-cell table:style-name="ce62"/>
          <table:table-cell table:style-name="ce67" table:number-columns-repeated="3"/>
          <table:table-cell table:style-name="ce56"/>
          <table:covered-table-cell table:style-name="ce48"/>
          <table:covered-table-cell table:style-name="ce54"/>
          <table:covered-table-cell/>
          <table:table-cell table:style-name="ce56"/>
          <table:table-cell table:style-name="ce94"/>
          <table:table-cell table:style-name="ce106"/>
          <table:table-cell table:number-columns-repeated="2"/>
          <table:table-cell table:style-name="ce56"/>
          <table:table-cell/>
        </table:table-row>
        <table:table-row table:style-name="ro1">
          <table:table-cell table:number-columns-repeated="7"/>
          <table:covered-table-cell/>
          <table:table-cell table:number-columns-repeated="8"/>
        </table:table-row>
        <table:table-row table:style-name="ro1">
          <table:table-cell table:style-name="ce49" office:value-type="float" office:value="3" calcext:value-type="float" table:number-columns-spanned="1" table:number-rows-spanned="4">
            <text:p>3</text:p>
          </table:table-cell>
          <table:table-cell table:style-name="ce65" office:value-type="string" calcext:value-type="string">
            <text:p>Publish</text:p>
          </table:table-cell>
          <table:table-cell table:style-name="ce65" office:value-type="string" calcext:value-type="string">
            <text:p>Lines</text:p>
          </table:table-cell>
          <table:table-cell table:style-name="ce65" office:value-type="string" calcext:value-type="string">
            <text:p>text/html</text:p>
          </table:table-cell>
          <table:table-cell table:style-name="ce65" office:value-type="string" calcext:value-type="string">
            <text:p>Publish content prepared in PI2.2</text:p>
          </table:table-cell>
          <table:table-cell table:style-name="ce92" office:value-type="float" office:value="2.1" calcext:value-type="float">
            <text:p>2.1</text:p>
          </table:table-cell>
          <table:table-cell table:style-name="ce49" office:value-type="string" calcext:value-type="string" table:number-columns-spanned="1" table:number-rows-spanned="4">
            <text:p>Abril</text:p>
          </table:table-cell>
          <table:covered-table-cell/>
          <table:table-cell/>
          <table:table-cell table:style-name="ce98" office:value-type="float" office:value="2.1" calcext:value-type="float">
            <text:p>2.1</text:p>
          </table:table-cell>
          <table:table-cell table:style-name="ce101" office:value-type="date" office:date-value="2017-02-11" calcext:value-type="date">
            <text:p>02/11/17</text:p>
          </table:table-cell>
          <table:table-cell table:style-name="ce104"/>
          <table:table-cell table:number-columns-repeated="2"/>
          <table:table-cell table:style-name="ce92" office:value-type="float" office:value="2.1" calcext:value-type="float">
            <text:p>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style-name="ce58"/>
          <table:table-cell table:style-name="ce66" table:number-columns-repeated="3"/>
          <table:table-cell table:style-name="ce83"/>
          <table:table-cell table:style-name="ce93"/>
          <table:covered-table-cell table:style-name="ce95"/>
          <table:covered-table-cell/>
          <table:table-cell/>
          <table:table-cell table:style-name="ce99"/>
          <table:table-cell table:style-name="ce93"/>
          <table:table-cell table:style-name="ce105"/>
          <table:table-cell table:number-columns-repeated="2"/>
          <table:table-cell table:style-name="ce93"/>
          <table:table-cell/>
        </table:table-row>
        <table:table-row table:style-name="ro1">
          <table:covered-table-cell table:style-name="ce58"/>
          <table:table-cell table:style-name="ce66" table:number-columns-repeated="3"/>
          <table:table-cell table:style-name="ce83"/>
          <table:table-cell table:style-name="ce93"/>
          <table:covered-table-cell table:style-name="ce95"/>
          <table:covered-table-cell/>
          <table:table-cell/>
          <table:table-cell table:style-name="ce99"/>
          <table:table-cell table:style-name="ce93"/>
          <table:table-cell table:style-name="ce105"/>
          <table:table-cell table:number-columns-repeated="2"/>
          <table:table-cell table:style-name="ce93"/>
          <table:table-cell/>
        </table:table-row>
        <table:table-row table:style-name="ro1">
          <table:covered-table-cell table:style-name="ce59"/>
          <table:table-cell table:style-name="ce67" table:number-columns-repeated="4"/>
          <table:table-cell table:style-name="ce94"/>
          <table:covered-table-cell table:style-name="ce96"/>
          <table:covered-table-cell/>
          <table:table-cell/>
          <table:table-cell table:style-name="ce100"/>
          <table:table-cell table:style-name="ce94"/>
          <table:table-cell table:style-name="ce106"/>
          <table:table-cell table:number-columns-repeated="2"/>
          <table:table-cell table:style-name="ce94"/>
          <table:table-cell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table:style-name="ce54"/>
          <table:table-cell table:style-name="ce66" table:number-columns-repeated="3"/>
          <table:table-cell table:style-name="ce64"/>
          <table:table-cell table:number-columns-repeated="10"/>
        </table:table-row>
        <table:table-row table:style-name="ro1" table:number-rows-repeated="104852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table:table-column table:style-name="co23" table:default-cell-style-name="ce66"/>
        <table:table-column table:style-name="co24" table:default-cell-style-name="ce66"/>
        <table:table-column table:style-name="co30" table:default-cell-style-name="ce66"/>
        <table:table-column table:style-name="co31" table:default-cell-style-name="ce66"/>
        <table:table-column table:style-name="co32" table:default-cell-style-name="ce66"/>
        <table:table-column table:style-name="co21" table:default-cell-style-name="ce66"/>
        <table:table-column table:style-name="co33" table:default-cell-style-name="Default"/>
        <table:table-column table:style-name="co34" table:default-cell-style-name="ce57"/>
        <table:table-column table:style-name="co24" table:default-cell-style-name="ce66"/>
        <table:table-column table:style-name="co34" table:default-cell-style-name="ce66"/>
        <table:table-column table:style-name="co13" table:default-cell-style-name="ce66"/>
        <table:table-column table:style-name="co34" table:default-cell-style-name="Default"/>
        <table:table-row table:style-name="ro1">
          <table:table-cell table:style-name="ce110" office:value-type="string" calcext:value-type="string">
            <text:p>Version</text:p>
          </table:table-cell>
          <table:table-cell table:style-name="ce111" office:value-type="string" calcext:value-type="string">
            <text:p>Date</text:p>
          </table:table-cell>
          <table:table-cell table:style-name="ce111" office:value-type="string" calcext:value-type="string">
            <text:p>Index</text:p>
          </table:table-cell>
          <table:table-cell table:style-name="ce111" office:value-type="string" calcext:value-type="string">
            <text:p>Description</text:p>
          </table:table-cell>
          <table:table-cell table:style-name="ce111" office:value-type="string" calcext:value-type="string">
            <text:p>Progress</text:p>
          </table:table-cell>
          <table:table-cell table:style-name="ce124" office:value-type="string" calcext:value-type="string">
            <text:p>towards</text:p>
          </table:table-cell>
          <table:table-cell/>
          <table:table-cell table:style-name="ce48" office:value-type="string" calcext:value-type="string">
            <text:p>File</text:p>
          </table:table-cell>
          <table:table-cell table:style-name="ce111" office:value-type="string" calcext:value-type="string">
            <text:p>Date</text:p>
          </table:table-cell>
          <table:table-cell table:style-name="ce97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2" office:value-type="date" office:date-value="2017-01-12" calcext:value-type="date">
            <text:p>01/12/17</text:p>
          </table:table-cell>
          <table:table-cell table:style-name="ce117" office:value-type="float" office:value="4" calcext:value-type="float">
            <text:p>4</text:p>
          </table:table-cell>
          <table:table-cell table:style-name="ce82" office:value-type="string" calcext:value-type="string">
            <text:p>02(robot)12012017</text:p>
          </table:table-cell>
          <table:table-cell table:style-name="ce49" office:value-type="string" calcext:value-type="string" table:number-columns-spanned="1" table:number-rows-spanned="25">
            <text:p>2.0.1</text:p>
          </table:table-cell>
          <table:table-cell table:style-name="ce49" office:value-type="float" office:value="2.1" calcext:value-type="float" table:number-columns-spanned="1" table:number-rows-spanned="10">
            <text:p>2.1</text:p>
          </table:table-cell>
          <table:table-cell table:style-name="ce49" office:value-type="string" calcext:value-type="string" table:number-columns-spanned="1" table:number-rows-spanned="25">
            <text:p>Janeiro</text:p>
          </table:table-cell>
          <table:table-cell table:style-name="ce125" office:value-type="string" calcext:value-type="string" table:number-columns-spanned="1" table:number-rows-spanned="11">
            <text:p>PI2.0.1</text:p>
          </table:table-cell>
          <table:table-cell table:style-name="ce112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2" office:value-type="date" office:date-value="2017-01-13" calcext:value-type="date">
            <text:p>01/13/17</text:p>
          </table:table-cell>
          <table:table-cell table:style-name="ce117" office:value-type="float" office:value="1" calcext:value-type="float">
            <text:p>1</text:p>
          </table:table-cell>
          <table:table-cell table:style-name="ce82" office:value-type="string" calcext:value-type="string">
            <text:p>Steps 13012017</text:p>
          </table:table-cell>
          <table:covered-table-cell/>
          <table:covered-table-cell table:style-name="ce105"/>
          <table:covered-table-cell table:number-columns-repeated="2"/>
          <table:table-cell table:style-name="ce112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3" office:value-type="date" office:date-value="2017-01-13" calcext:value-type="date">
            <text:p>01/13/17</text:p>
          </table:table-cell>
          <table:table-cell table:style-name="ce117" office:value-type="float" office:value="3" calcext:value-type="float">
            <text:p>3</text:p>
          </table:table-cell>
          <table:table-cell table:style-name="ce82" office:value-type="string" calcext:value-type="string">
            <text:p>01 13012017</text:p>
          </table:table-cell>
          <table:covered-table-cell/>
          <table:covered-table-cell table:style-name="ce105"/>
          <table:covered-table-cell table:number-columns-repeated="2"/>
          <table:table-cell table:style-name="ce112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2" office:value-type="date" office:date-value="2017-01-14" calcext:value-type="date">
            <text:p>01/14/17</text:p>
          </table:table-cell>
          <table:table-cell table:style-name="ce117" office:value-type="float" office:value="2" calcext:value-type="float">
            <text:p>2</text:p>
          </table:table-cell>
          <table:table-cell table:style-name="ce82" office:value-type="string" calcext:value-type="string">
            <text:p>Startt 14012017</text:p>
          </table:table-cell>
          <table:covered-table-cell/>
          <table:covered-table-cell table:style-name="ce105"/>
          <table:covered-table-cell table:number-columns-repeated="2"/>
          <table:table-cell table:style-name="ce112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2" office:value-type="date" office:date-value="2017-01-16" calcext:value-type="date">
            <text:p>01/16/17</text:p>
          </table:table-cell>
          <table:table-cell table:style-name="ce112" office:value-type="string" calcext:value-type="string">
            <text:p>----</text:p>
          </table:table-cell>
          <table:table-cell office:value-type="string" calcext:value-type="string">
            <text:p>Created PI2.0.1.ods </text:p>
          </table:table-cell>
          <table:covered-table-cell/>
          <table:covered-table-cell table:style-name="ce105"/>
          <table:covered-table-cell table:number-columns-repeated="2"/>
          <table:table-cell table:style-name="ce112" office:value-type="date" office:date-value="2017-01-16" calcext:value-type="date">
            <text:p>01/16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2" office:value-type="date" office:date-value="2017-01-16" calcext:value-type="date">
            <text:p>01/16/17</text:p>
          </table:table-cell>
          <table:table-cell table:style-name="ce112" office:value-type="string" calcext:value-type="string">
            <text:p>----</text:p>
          </table:table-cell>
          <table:table-cell office:value-type="string" calcext:value-type="string">
            <text:p>Sheets: PI2.0.1, Progress</text:p>
          </table:table-cell>
          <table:covered-table-cell/>
          <table:covered-table-cell table:style-name="ce105"/>
          <table:covered-table-cell table:number-columns-repeated="2"/>
          <table:table-cell table:style-name="ce112" office:value-type="date" office:date-value="2017-01-16" calcext:value-type="date">
            <text:p>01/16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2" office:value-type="date" office:date-value="2017-01-19" calcext:value-type="date">
            <text:p>01/19/17</text:p>
          </table:table-cell>
          <table:table-cell table:style-name="ce117" office:value-type="float" office:value="5" calcext:value-type="float">
            <text:p>5</text:p>
          </table:table-cell>
          <table:table-cell office:value-type="string" calcext:value-type="string">
            <text:p>formula eEwr</text:p>
          </table:table-cell>
          <table:covered-table-cell/>
          <table:covered-table-cell table:style-name="ce105"/>
          <table:covered-table-cell table:number-columns-repeated="2"/>
          <table:table-cell table:style-name="ce112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19" calcext:value-type="date">
            <text:p>01/19/17</text:p>
          </table:table-cell>
          <table:table-cell table:style-name="ce118" office:value-type="float" office:value="0" calcext:value-type="float">
            <text:p>0</text:p>
          </table:table-cell>
          <table:table-cell table:style-name="ce83" office:value-type="string" calcext:value-type="string">
            <text:p>compilado3</text:p>
          </table:table-cell>
          <table:covered-table-cell table:style-name="ce83"/>
          <table:covered-table-cell table:style-name="ce105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0" calcext:value-type="date">
            <text:p>01/20/17</text:p>
          </table:table-cell>
          <table:table-cell table:style-name="ce118" office:value-type="float" office:value="0" calcext:value-type="float">
            <text:p>0</text:p>
          </table:table-cell>
          <table:table-cell table:style-name="ce83" office:value-type="string" calcext:value-type="string">
            <text:p>compilado4</text:p>
          </table:table-cell>
          <table:covered-table-cell table:style-name="ce83"/>
          <table:covered-table-cell table:style-name="ce105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0" calcext:value-type="date">
            <text:p>01/20/17</text:p>
          </table:table-cell>
          <table:table-cell table:style-name="ce118" office:value-type="float" office:value="0.6" calcext:value-type="float">
            <text:p>0.6</text:p>
          </table:table-cell>
          <table:table-cell table:style-name="ce83" office:value-type="string" calcext:value-type="string">
            <text:p>bootstrap</text:p>
          </table:table-cell>
          <table:covered-table-cell table:style-name="ce83"/>
          <table:covered-table-cell table:style-name="ce105"/>
          <table:covered-table-cell table:number-columns-repeated="2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0" calcext:value-type="date">
            <text:p>01/20/17</text:p>
          </table:table-cell>
          <table:table-cell table:style-name="ce118" office:value-type="float" office:value="1.1" calcext:value-type="float">
            <text:p>1.1</text:p>
          </table:table-cell>
          <table:table-cell table:style-name="ce83" office:value-type="string" calcext:value-type="string">
            <text:p>Task: Edit Data (1.1 follows content from index 1)</text:p>
          </table:table-cell>
          <table:covered-table-cell table:style-name="ce83"/>
          <table:table-cell table:style-name="ce49" office:value-type="float" office:value="2.2" calcext:value-type="float" table:number-columns-spanned="1" table:number-rows-spanned="33">
            <text:p>2.2</text:p>
          </table:table-cell>
          <table:covered-table-cell table:number-columns-repeated="2"/>
          <table:table-cell table:style-name="ce114" office:value-type="date" office:date-value="2017-01-20" calcext:value-type="date">
            <text:p>01/20/17</text:p>
          </table:table-cell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2" calcext:value-type="date">
            <text:p>01/22/17</text:p>
          </table:table-cell>
          <table:table-cell table:style-name="ce118" office:value-type="string" calcext:value-type="string">
            <text:p>f1</text:p>
          </table:table-cell>
          <table:table-cell table:style-name="ce121" office:value-type="string" calcext:value-type="string">
            <text:p>First stage 2201207 &amp; First-stage-22012017.css</text:p>
          </table:table-cell>
          <table:covered-table-cell table:style-name="ce83"/>
          <table:covered-table-cell table:style-name="ce49"/>
          <table:covered-table-cell/>
          <table:table-cell table:style-name="ce125" office:value-type="string" calcext:value-type="string" table:number-columns-spanned="1" table:number-rows-spanned="14">
            <text:p>PI2.0.1(V1.1)</text:p>
          </table:table-cell>
          <table:table-cell table:style-name="ce114" office:value-type="date" office:date-value="2017-01-22" calcext:value-type="date">
            <text:p>01/22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2" calcext:value-type="date">
            <text:p>01/22/17</text:p>
          </table:table-cell>
          <table:table-cell table:style-name="ce118" office:value-type="string" calcext:value-type="string">
            <text:p>----</text:p>
          </table:table-cell>
          <table:table-cell table:style-name="ce121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3"/>
          <table:covered-table-cell table:style-name="ce49"/>
          <table:covered-table-cell table:number-columns-repeated="2"/>
          <table:table-cell table:style-name="ce114" office:value-type="date" office:date-value="2017-01-22" calcext:value-type="date">
            <text:p>01/22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3" calcext:value-type="date">
            <text:p>01/23/17</text:p>
          </table:table-cell>
          <table:table-cell table:style-name="ce118" office:value-type="float" office:value="6" calcext:value-type="float">
            <text:p>6</text:p>
          </table:table-cell>
          <table:table-cell table:style-name="ce121" office:value-type="string" calcext:value-type="string">
            <text:p>0123, 01. 03</text:p>
          </table:table-cell>
          <table:covered-table-cell table:style-name="ce83"/>
          <table:covered-table-cell table:style-name="ce49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4" calcext:value-type="date">
            <text:p>01/24/17</text:p>
          </table:table-cell>
          <table:table-cell table:style-name="ce118" office:value-type="string" calcext:value-type="string">
            <text:p>----</text:p>
          </table:table-cell>
          <table:table-cell table:style-name="ce121" office:value-type="string" calcext:value-type="string">
            <text:p>Program(CGPsys) Sheet Added</text:p>
          </table:table-cell>
          <table:covered-table-cell table:style-name="ce83"/>
          <table:covered-table-cell table:style-name="ce49"/>
          <table:covered-table-cell table:number-columns-repeated="2"/>
          <table:table-cell table:style-name="ce114" office:value-type="date" office:date-value="2017-01-24" calcext:value-type="date">
            <text:p>01/24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5" calcext:value-type="date">
            <text:p>01/25/17</text:p>
          </table:table-cell>
          <table:table-cell table:style-name="ce118" office:value-type="float" office:value="0.7" calcext:value-type="float">
            <text:p>0.7</text:p>
          </table:table-cell>
          <table:table-cell table:style-name="ce121" office:value-type="string" calcext:value-type="string">
            <text:p>django overview</text:p>
          </table:table-cell>
          <table:covered-table-cell table:style-name="ce83"/>
          <table:covered-table-cell table:style-name="ce49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5" calcext:value-type="date">
            <text:p>01/25/17</text:p>
          </table:table-cell>
          <table:table-cell table:style-name="ce118" office:value-type="float" office:value="7" calcext:value-type="float">
            <text:p>7</text:p>
          </table:table-cell>
          <table:table-cell table:style-name="ce121" office:value-type="string" calcext:value-type="string">
            <text:p>11 &amp; 33</text:p>
          </table:table-cell>
          <table:covered-table-cell table:style-name="ce83"/>
          <table:covered-table-cell table:style-name="ce49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6" calcext:value-type="date">
            <text:p>01/26/17</text:p>
          </table:table-cell>
          <table:table-cell table:style-name="ce118" office:value-type="float" office:value="8" calcext:value-type="float">
            <text:p>8</text:p>
          </table:table-cell>
          <table:table-cell table:style-name="ce121" office:value-type="string" calcext:value-type="string">
            <text:p>white sheet 1</text:p>
          </table:table-cell>
          <table:covered-table-cell table:style-name="ce83"/>
          <table:covered-table-cell table:style-name="ce49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6" calcext:value-type="date">
            <text:p>01/26/17</text:p>
          </table:table-cell>
          <table:table-cell table:style-name="ce118" office:value-type="float" office:value="8" calcext:value-type="float">
            <text:p>8</text:p>
          </table:table-cell>
          <table:table-cell table:style-name="ce121" office:value-type="string" calcext:value-type="string">
            <text:p>nt pages 1 &amp; 2</text:p>
          </table:table-cell>
          <table:covered-table-cell table:style-name="ce83"/>
          <table:covered-table-cell table:style-name="ce49"/>
          <table:covered-table-cell table:number-columns-repeated="2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7" calcext:value-type="date">
            <text:p>01/27/17</text:p>
          </table:table-cell>
          <table:table-cell table:style-name="ce118" office:value-type="float" office:value="8" calcext:value-type="float">
            <text:p>8</text:p>
          </table:table-cell>
          <table:table-cell table:style-name="ce121" office:value-type="string" calcext:value-type="string">
            <text:p>white sheet 2</text:p>
          </table:table-cell>
          <table:covered-table-cell table:style-name="ce83"/>
          <table:covered-table-cell table:style-name="ce49"/>
          <table:covered-table-cell table:number-columns-repeated="2"/>
          <table:table-cell table:style-name="ce114"/>
          <table:table-cell table:style-name="Default"/>
          <table:table-cell table:number-columns-repeated="2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8" calcext:value-type="date">
            <text:p>01/28/17</text:p>
          </table:table-cell>
          <table:table-cell table:style-name="ce119" office:value-type="float" office:value="8" calcext:value-type="float">
            <text:p>8</text:p>
          </table:table-cell>
          <table:table-cell office:value-type="string" calcext:value-type="string">
            <text:p>white sheet 3</text:p>
          </table:table-cell>
          <table:covered-table-cell table:style-name="ce83"/>
          <table:covered-table-cell table:style-name="ce49"/>
          <table:covered-table-cell table:number-columns-repeated="2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9" calcext:value-type="date">
            <text:p>01/29/17</text:p>
          </table:table-cell>
          <table:table-cell table:style-name="ce119" office:value-type="float" office:value="8" calcext:value-type="float">
            <text:p>8</text:p>
          </table:table-cell>
          <table:table-cell table:style-name="ce121" office:value-type="string" calcext:value-type="string">
            <text:p>white sheet 4</text:p>
          </table:table-cell>
          <table:covered-table-cell table:style-name="ce83"/>
          <table:covered-table-cell table:style-name="ce49"/>
          <table:covered-table-cell table:number-columns-repeated="2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29" calcext:value-type="date">
            <text:p>01/29/17</text:p>
          </table:table-cell>
          <table:table-cell table:style-name="ce119" office:value-type="float" office:value="9" calcext:value-type="float">
            <text:p>9</text:p>
          </table:table-cell>
          <table:table-cell table:style-name="ce121" office:value-type="string" calcext:value-type="string">
            <text:p>nothingness</text:p>
          </table:table-cell>
          <table:covered-table-cell table:style-name="ce83"/>
          <table:covered-table-cell table:style-name="ce49"/>
          <table:covered-table-cell table:number-columns-repeated="2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30" calcext:value-type="date">
            <text:p>01/30/17</text:p>
          </table:table-cell>
          <table:table-cell table:style-name="ce119" office:value-type="float" office:value="10" calcext:value-type="float">
            <text:p>10</text:p>
          </table:table-cell>
          <table:table-cell table:style-name="ce121" office:value-type="string" calcext:value-type="string">
            <text:p>white sheet 5</text:p>
          </table:table-cell>
          <table:covered-table-cell table:style-name="ce83"/>
          <table:covered-table-cell table:style-name="ce49"/>
          <table:covered-table-cell table:number-columns-repeated="2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0.1</text:p>
          </table:table-cell>
          <table:table-cell table:style-name="ce114" office:value-type="date" office:date-value="2017-01-31" calcext:value-type="date">
            <text:p>01/31/17</text:p>
          </table:table-cell>
          <table:table-cell table:style-name="ce119" office:value-type="float" office:value="11" calcext:value-type="float">
            <text:p>11</text:p>
          </table:table-cell>
          <table:table-cell table:style-name="ce121" office:value-type="string" calcext:value-type="string">
            <text:p>white sheet 6 &amp; 7</text:p>
          </table:table-cell>
          <table:covered-table-cell table:style-name="ce83"/>
          <table:covered-table-cell table:style-name="ce49"/>
          <table:covered-table-cell table:number-columns-repeated="2"/>
          <table:table-cell table:style-name="ce114" office:value-type="date" office:date-value="2017-01-31" calcext:value-type="date">
            <text:p>01/31/17</text:p>
          </table:table-cell>
          <table:table-cell table:number-columns-repeated="3"/>
        </table:table-row>
        <table:table-row table:style-name="ro1">
          <table:table-cell table:style-name="ce98" office:value-type="string" calcext:value-type="string">
            <text:p>PI2.1</text:p>
          </table:table-cell>
          <table:table-cell table:style-name="ce115" office:value-type="date" office:date-value="2017-02-01" calcext:value-type="date">
            <text:p>02/01/17</text:p>
          </table:table-cell>
          <table:table-cell table:style-name="ce120" office:value-type="string" calcext:value-type="string">
            <text:p>----</text:p>
          </table:table-cell>
          <table:table-cell table:style-name="ce122" office:value-type="string" calcext:value-type="string">
            <text:p>Updated to PI2.1.ods: + version 2.1 sheet, - index, - PI2.0.1</text:p>
          </table:table-cell>
          <table:table-cell table:style-name="ce49" office:value-type="float" office:value="2.1" calcext:value-type="float" table:number-columns-spanned="1" table:number-rows-spanned="48">
            <text:p>2.1</text:p>
          </table:table-cell>
          <table:covered-table-cell table:style-name="ce49"/>
          <table:table-cell table:style-name="ce49" office:value-type="string" calcext:value-type="string" table:number-columns-spanned="1" table:number-rows-spanned="48">
            <text:p>Fevereiro</text:p>
          </table:table-cell>
          <table:table-cell table:style-name="ce125" office:value-type="string" calcext:value-type="string" table:number-columns-spanned="1" table:number-rows-spanned="48">
            <text:p>PI2.1</text:p>
          </table:table-cell>
          <table:table-cell table:style-name="ce114" office:value-type="date" office:date-value="2017-02-01" calcext:value-type="date">
            <text:p>02/01/17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4(3(1))</text:p>
          </table:table-cell>
          <table:table-cell/>
        </table:table-row>
        <table:table-row table:style-name="ro1">
          <table:table-cell table:style-name="ce83" office:value-type="string" calcext:value-type="string">
            <text:p>PI2.1</text:p>
          </table:table-cell>
          <table:table-cell table:style-name="ce114" office:value-type="date" office:date-value="2017-02-01" calcext:value-type="date">
            <text:p>02/01/17</text:p>
          </table:table-cell>
          <table:table-cell table:style-name="ce119" office:value-type="string" calcext:value-type="string">
            <text:p>----</text:p>
          </table:table-cell>
          <table:table-cell table:style-name="ce121" office:value-type="string" calcext:value-type="string">
            <text:p>Wt sheet (worktime)</text:p>
          </table:table-cell>
          <table:covered-table-cell table:number-columns-repeated="3" table:style-name="ce49"/>
          <table:covered-table-cell table:style-name="ce125"/>
          <table:table-cell table:style-name="ce114"/>
          <table:table-cell table:number-columns-repeated="3"/>
        </table:table-row>
        <table:table-row table:style-name="ro1">
          <table:table-cell table:style-name="ce83" office:value-type="string" calcext:value-type="string">
            <text:p>PI2.1</text:p>
          </table:table-cell>
          <table:table-cell table:style-name="ce114" office:value-type="date" office:date-value="2017-02-01" calcext:value-type="date">
            <text:p>02/01/17</text:p>
          </table:table-cell>
          <table:table-cell table:style-name="ce119" office:value-type="string" calcext:value-type="string">
            <text:p>0.0.2</text:p>
          </table:table-cell>
          <table:table-cell table:style-name="ce121" office:value-type="string" calcext:value-type="string">
            <text:p>PI2.1 directory</text:p>
          </table:table-cell>
          <table:covered-table-cell table:number-columns-repeated="3" table:style-name="ce49"/>
          <table:covered-table-cell table:style-name="ce125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1" calcext:value-type="date">
            <text:p>02/01/17</text:p>
          </table:table-cell>
          <table:table-cell table:style-name="ce119" office:value-type="string" calcext:value-type="string">
            <text:p>f1</text:p>
          </table:table-cell>
          <table:table-cell table:style-name="ce123" office:value-type="string" calcext:value-type="string">
            <text:p>moved to PI2.1/PI2.0.1/first stage</text:p>
          </table:table-cell>
          <table:covered-table-cell table:style-name="ce83"/>
          <table:covered-table-cell table:style-name="ce49"/>
          <table:covered-table-cell table:style-name="ce48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1" calcext:value-type="date">
            <text:p>02/01/17</text:p>
          </table:table-cell>
          <table:table-cell table:style-name="ce119" office:value-type="float" office:value="0.1" calcext:value-type="float">
            <text:p>0.1</text:p>
          </table:table-cell>
          <table:table-cell table:style-name="ce123" office:value-type="string" calcext:value-type="string">
            <text:p>reviewd, created git text/file</text:p>
          </table:table-cell>
          <table:covered-table-cell table:style-name="ce83"/>
          <table:covered-table-cell table:style-name="ce49"/>
          <table:covered-table-cell table:style-name="ce48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2" calcext:value-type="date">
            <text:p>02/02/17</text:p>
          </table:table-cell>
          <table:table-cell table:style-name="ce118" office:value-type="string" calcext:value-type="string">
            <text:p>----</text:p>
          </table:table-cell>
          <table:table-cell table:style-name="ce123" office:value-type="string" calcext:value-type="string">
            <text:p>created “files” sheet</text:p>
          </table:table-cell>
          <table:covered-table-cell table:style-name="ce83"/>
          <table:covered-table-cell table:style-name="ce49"/>
          <table:covered-table-cell table:style-name="ce48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2" calcext:value-type="date">
            <text:p>02/02/17</text:p>
          </table:table-cell>
          <table:table-cell table:style-name="ce118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3"/>
          <table:covered-table-cell table:style-name="ce49"/>
          <table:covered-table-cell table:style-name="ce48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2" calcext:value-type="date">
            <text:p>02/02/17</text:p>
          </table:table-cell>
          <table:table-cell table:style-name="ce118" office:value-type="float" office:value="12" calcext:value-type="float">
            <text:p>12</text:p>
          </table:table-cell>
          <table:table-cell table:style-name="ce82" office:value-type="string" calcext:value-type="string">
            <text:p>compile</text:p>
          </table:table-cell>
          <table:covered-table-cell table:style-name="ce83"/>
          <table:covered-table-cell table:style-name="ce49"/>
          <table:covered-table-cell table:style-name="ce48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3-03" calcext:value-type="date">
            <text:p>03/03/17</text:p>
          </table:table-cell>
          <table:table-cell table:style-name="ce118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3"/>
          <table:covered-table-cell table:style-name="ce49"/>
          <table:covered-table-cell table:style-name="ce48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03" calcext:value-type="date">
            <text:p>01/03/17</text:p>
          </table:table-cell>
          <table:table-cell table:style-name="ce118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3"/>
          <table:covered-table-cell table:style-name="ce49"/>
          <table:covered-table-cell table:style-name="ce48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06" calcext:value-type="date">
            <text:p>01/06/17</text:p>
          </table:table-cell>
          <table:table-cell table:style-name="ce118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3"/>
          <table:covered-table-cell table:style-name="ce49"/>
          <table:covered-table-cell table:style-name="ce48"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7" calcext:value-type="date">
            <text:p>02/07/17</text:p>
          </table:table-cell>
          <table:table-cell table:style-name="ce118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 office:value-type="date" office:date-value="2017-02-07" calcext:value-type="date">
            <text:p>02/07/17</text:p>
          </table:table-cell>
          <table:table-cell office:value-type="string" calcext:value-type="string">
            <text:p>CGPs2.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7" calcext:value-type="date">
            <text:p>02/07/17</text:p>
          </table:table-cell>
          <table:table-cell table:style-name="ce118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 office:value-type="date" office:date-value="2017-02-07" calcext:value-type="date">
            <text:p>02/07/17</text:p>
          </table:table-cell>
          <table:table-cell office:value-type="string" calcext:value-type="string">
            <text:p>OC&amp;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7" calcext:value-type="date">
            <text:p>02/07/17</text:p>
          </table:table-cell>
          <table:table-cell table:style-name="ce118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8" calcext:value-type="date">
            <text:p>02/08/17</text:p>
          </table:table-cell>
          <table:table-cell table:style-name="ce118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09" calcext:value-type="date">
            <text:p>02/09/17</text:p>
          </table:table-cell>
          <table:table-cell table:style-name="ce118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0" calcext:value-type="date">
            <text:p>01/10/17</text:p>
          </table:table-cell>
          <table:table-cell table:style-name="ce118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0" calcext:value-type="date">
            <text:p>01/10/17</text:p>
          </table:table-cell>
          <table:table-cell table:style-name="ce118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3"/>
          <table:table-cell table:style-name="ce49" office:value-type="float" office:value="2.3" calcext:value-type="float" table:number-columns-spanned="1" table:number-rows-spanned="30">
            <text:p>2.3</text:p>
          </table:table-cell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1" calcext:value-type="date">
            <text:p>01/11/17</text:p>
          </table:table-cell>
          <table:table-cell office:value-type="float" office:value="1.2" calcext:value-type="float">
            <text:p>1.2</text:p>
          </table:table-cell>
          <table:table-cell table:style-name="ce83" office:value-type="string" calcext:value-type="string">
            <text:p>Insert e format OC&amp;d into 1.1 according to it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1" calcext:value-type="date">
            <text:p>01/11/17</text:p>
          </table:table-cell>
          <table:table-cell office:value-type="float" office:value="2.1" calcext:value-type="float">
            <text:p>2.1</text:p>
          </table:table-cell>
          <table:table-cell table:style-name="ce82" office:value-type="string" calcext:value-type="string">
            <text:p>Publish content prepared in PI2.2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2" calcext:value-type="date">
            <text:p>01/12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3" calcext:value-type="date">
            <text:p>01/13/17</text:p>
          </table:table-cell>
          <table:table-cell office:value-type="string" calcext:value-type="string">
            <text:p>0.0.1</text:p>
          </table:table-cell>
          <table:table-cell table:style-name="ce82" office:value-type="string" calcext:value-type="string">
            <text:p>ktpc(firstwrk)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1-14" calcext:value-type="date">
            <text:p>01/14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5" calcext:value-type="date">
            <text:p>02/15/17</text:p>
          </table:table-cell>
          <table:table-cell office:value-type="string" calcext:value-type="string">
            <text:p>0.0.1</text:p>
          </table:table-cell>
          <table:table-cell table:style-name="ce82" office:value-type="string" calcext:value-type="string">
            <text:p>ktpc(firstwrk)bash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7" calcext:value-type="date">
            <text:p>02/17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<text:s/>Index 01 first Review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7" calcext:value-type="date">
            <text:p>02/17/17</text:p>
          </table:table-cell>
          <table:table-cell office:value-type="string" calcext:value-type="string">
            <text:p>0.0.2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table:style-name="ce82" office:value-type="string" calcext:value-type="string">
            <text:p>bckp pictures, oc&amp;d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19" calcext:value-type="date">
            <text:p>02/19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0" calcext:value-type="date">
            <text:p>02/20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1" calcext:value-type="date">
            <text:p>02/21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2" calcext:value-type="date">
            <text:p>02/22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3" calcext:value-type="date">
            <text:p>02/23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4" calcext:value-type="date">
            <text:p>02/24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5" calcext:value-type="date">
            <text:p>02/25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6" calcext:value-type="date">
            <text:p>02/26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CP Organize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7" calcext:value-type="date">
            <text:p>02/27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PI content review read, and online related content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8" calcext:value-type="date">
            <text:p>02/28/17</text:p>
          </table:table-cell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Spc 28022017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8" calcext:value-type="date">
            <text:p>02/28/17</text:p>
          </table:table-cell>
          <table:table-cell/>
          <table:table-cell table:style-name="ce82" office:value-type="string" calcext:value-type="string">
            <text:p>Next-steps-28022017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8" calcext:value-type="date">
            <text:p>02/28/17</text:p>
          </table:table-cell>
          <table:table-cell/>
          <table:table-cell table:style-name="ce82" office:value-type="string" calcext:value-type="string">
            <text:p>PI 2.1: last review of wt, version 2.1, &amp; progress</text:p>
          </table:table-cell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 office:value-type="string" calcext:value-type="string">
            <text:p>PI2.1</text:p>
          </table:table-cell>
          <table:table-cell table:style-name="ce114" office:value-type="date" office:date-value="2017-02-28" calcext:value-type="date">
            <text:p>02/28/17</text:p>
          </table:table-cell>
          <table:table-cell/>
          <table:table-cell table:style-name="ce82"/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99"/>
          <table:table-cell table:style-name="ce114"/>
          <table:table-cell/>
          <table:table-cell table:style-name="ce82"/>
          <table:covered-table-cell table:style-name="ce83"/>
          <table:covered-table-cell table:style-name="ce49"/>
          <table:covered-table-cell/>
          <table:covered-table-cell table:style-name="ce58"/>
          <table:table-cell table:style-name="ce114"/>
          <table:table-cell table:number-columns-repeated="3"/>
        </table:table-row>
        <table:table-row table:style-name="ro1">
          <table:table-cell table:style-name="ce100"/>
          <table:table-cell table:style-name="ce116" table:number-columns-repeated="2"/>
          <table:table-cell table:style-name="ce106"/>
          <table:covered-table-cell table:style-name="ce67"/>
          <table:covered-table-cell table:style-name="ce106"/>
          <table:covered-table-cell/>
          <table:covered-table-cell table:style-name="ce59"/>
          <table:table-cell table:style-name="ce11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107"/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83"/>
          <table:table-cell table:number-columns-repeated="8"/>
        </table:table-row>
        <table:table-row table:style-name="ro1" table:number-rows-repeated="104849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" table:style-name="ta1">
        <table:table-column table:style-name="co54" table:default-cell-style-name="ce202"/>
        <table:table-column table:style-name="co17" table:default-cell-style-name="ce202"/>
        <table:table-column table:style-name="co55" table:default-cell-style-name="ce202"/>
        <table:table-column table:style-name="co56" table:default-cell-style-name="ce202"/>
        <table:table-column table:style-name="co22" table:default-cell-style-name="ce202"/>
        <table:table-column table:style-name="co57" table:default-cell-style-name="ce202"/>
        <table:table-column table:style-name="co13" table:default-cell-style-name="ce190"/>
        <table:table-column table:style-name="co13" table:number-columns-repeated="7" table:default-cell-style-name="Default"/>
        <table:table-row table:style-name="ro1">
          <table:table-cell table:style-name="ce221" office:value-type="string" calcext:value-type="string">
            <text:p>Version/Task</text:p>
          </table:table-cell>
          <table:table-cell table:style-name="ce221" office:value-type="string" calcext:value-type="string">
            <text:p>start</text:p>
          </table:table-cell>
          <table:table-cell table:style-name="ce221" office:value-type="string" calcext:value-type="string">
            <text:p>date</text:p>
          </table:table-cell>
          <table:table-cell table:style-name="ce221" office:value-type="string" calcext:value-type="string">
            <text:p>description</text:p>
          </table:table-cell>
          <table:table-cell table:style-name="ce221" office:value-type="string" calcext:value-type="string">
            <text:p>pause</text:p>
          </table:table-cell>
          <table:table-cell table:style-name="ce221" office:value-type="string" calcext:value-type="string">
            <text:p>work time</text:p>
          </table:table-cell>
          <table:table-cell table:style-name="ce185" office:value-type="string" calcext:value-type="string">
            <text:p>day tot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wrk.odt</text:p>
          </table:table-cell>
          <table:table-cell table:style-name="ce250" office:value-type="time" office:time-value="PT17H57M00S" calcext:value-type="time">
            <text:p>17:57:00</text:p>
          </table:table-cell>
          <table:table-cell table:style-name="ce236" office:value-type="date" office:date-value="2017-02-01" calcext:value-type="date">
            <text:p>02/01/17</text:p>
          </table:table-cell>
          <table:table-cell office:value-type="string" calcext:value-type="string">
            <text:p>Firstwrk.odt, python shutil</text:p>
          </table:table-cell>
          <table:table-cell table:style-name="ce250" office:value-type="time" office:time-value="PT18H26M00S" calcext:value-type="time">
            <text:p>18:26:00</text:p>
          </table:table-cell>
          <table:table-cell table:style-name="ce250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8H26M00S" calcext:value-type="time">
            <text:p>18:26:00</text:p>
          </table:table-cell>
          <table:table-cell table:style-name="ce236" office:value-type="date" office:date-value="2017-02-01" calcext:value-type="date">
            <text:p>02/0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50" office:value-type="time" office:time-value="PT18H39M00S" calcext:value-type="time">
            <text:p>18:39:00</text:p>
          </table:table-cell>
          <table:table-cell table:style-name="ce250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3H17M00S" calcext:value-type="time">
            <text:p>23:17:00</text:p>
          </table:table-cell>
          <table:table-cell table:style-name="ce236" office:value-type="date" office:date-value="2017-02-01" calcext:value-type="date">
            <text:p>02/01/17</text:p>
          </table:table-cell>
          <table:table-cell office:value-type="string" calcext:value-type="string">
            <text:p>wt sheet, Index(f1), PI2.1 folder creation,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4]+[.E4]" office:value-type="time" office:time-value="-PT23H17M00S" calcext:value-type="time">
            <text:p>00:43:00</text:p>
          </table:table-cell>
          <table:table-cell table:style-name="ce250" table:formula="of:=SUM([.F2:.F4])" office:value-type="time" office:time-value="-PT22H35M00S" calcext:value-type="time">
            <text:p>01:25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3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50" office:value-type="time" office:time-value="PT00H33M00S" calcext:value-type="time">
            <text:p>00:33:00</text:p>
          </table:table-cell>
          <table:table-cell table:style-name="ce250" table:formula="of:=-[.B5]+[.E5]" office:value-type="time" office:time-value="PT00H33M00S" calcext:value-type="time">
            <text:p>00:33:00</text:p>
          </table:table-cell>
          <table:table-cell table:style-name="ce250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3H17M00S" calcext:value-type="time">
            <text:p>23:17:00</text:p>
          </table:table-cell>
          <table:table-cell table:style-name="ce23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6]+[.E6]" office:value-type="time" office:time-value="-PT23H17M00S" calcext:value-type="time">
            <text:p>00:43:00</text:p>
          </table:table-cell>
          <table:table-cell table:style-name="ce253" table:formula="of:=SUM([.F5:.F6])" office:value-type="time" office:time-value="-PT22H44M00S" calcext:value-type="time">
            <text:p>01:16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36" office:value-type="date" office:date-value="2017-02-03" calcext:value-type="date">
            <text:p>02/03/17</text:p>
          </table:table-cell>
          <table:table-cell office:value-type="string" calcext:value-type="string">
            <text:p>Xv1###|03vX</text:p>
          </table:table-cell>
          <table:table-cell table:style-name="ce250" office:value-type="time" office:time-value="PT00H37M00S" calcext:value-type="time">
            <text:p>00:37:00</text:p>
          </table:table-cell>
          <table:table-cell table:style-name="ce250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5H38M00S" calcext:value-type="time">
            <text:p>15:38:00</text:p>
          </table:table-cell>
          <table:table-cell table:style-name="ce236" office:value-type="date" office:date-value="2017-02-03" calcext:value-type="date">
            <text:p>02/03/17</text:p>
          </table:table-cell>
          <table:table-cell office:value-type="string" calcext:value-type="string">
            <text:p>CGP03022017</text:p>
          </table:table-cell>
          <table:table-cell table:style-name="ce250" office:value-type="time" office:time-value="PT16H10M00S" calcext:value-type="time">
            <text:p>16:10:00</text:p>
          </table:table-cell>
          <table:table-cell table:style-name="ce250" table:formula="of:=-[.B8]+[.E8]" office:value-type="time" office:time-value="PT00H32M00S" calcext:value-type="time">
            <text:p>00:32:00</text:p>
          </table:table-cell>
          <table:table-cell table:style-name="ce253" table:formula="of:=SUM([.F7:.F8])" office:value-type="time" office:time-value="PT01H09M00S" calcext:value-type="time">
            <text:p>01:09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1H15M00S" calcext:value-type="time">
            <text:p>21:15:00</text:p>
          </table:table-cell>
          <table:table-cell table:style-name="ce236" office:value-type="date" office:date-value="2017-02-06" calcext:value-type="date">
            <text:p>02/06/17</text:p>
          </table:table-cell>
          <table:table-cell office:value-type="string" calcext:value-type="string">
            <text:p>CGPs(2.0)</text:p>
          </table:table-cell>
          <table:table-cell table:style-name="ce250" office:value-type="time" office:time-value="PT21H56M00S" calcext:value-type="time">
            <text:p>21:56:00</text:p>
          </table:table-cell>
          <table:table-cell table:style-name="ce250" table:formula="of:=-[.B9]+[.E9]" office:value-type="time" office:time-value="PT00H41M00S" calcext:value-type="time">
            <text:p>00:41:00</text:p>
          </table:table-cell>
          <table:table-cell table:style-name="ce253" table:formula="of:=SUM([.F9:.F9])" office:value-type="time" office:time-value="PT00H41M00S" calcext:value-type="time">
            <text:p>00:41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4H32M00S" calcext:value-type="time">
            <text:p>14:32:00</text:p>
          </table:table-cell>
          <table:table-cell table:style-name="ce236" office:value-type="date" office:date-value="2017-02-07" calcext:value-type="date">
            <text:p>02/07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50" office:value-type="time" office:time-value="PT15H25M00S" calcext:value-type="time">
            <text:p>15:25:00</text:p>
          </table:table-cell>
          <table:table-cell table:style-name="ce250" table:formula="of:=-[.B10]+[.E10]" office:value-type="time" office:time-value="PT00H53M00S" calcext:value-type="time">
            <text:p>00:53:00</text:p>
          </table:table-cell>
          <table:table-cell table:style-name="ce253" table:formula="of:=SUM([.F10:.F10])" office:value-type="time" office:time-value="PT00H53M00S" calcext:value-type="time">
            <text:p>00:53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2H00M00S" calcext:value-type="time">
            <text:p>22:00:00</text:p>
          </table:table-cell>
          <table:table-cell table:style-name="ce236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11]+[.E11]" office:value-type="time" office:time-value="-PT22H00M00S" calcext:value-type="time">
            <text:p>02:00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36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250" office:value-type="time" office:time-value="PT01H15M00S" calcext:value-type="time">
            <text:p>01:15:00</text:p>
          </table:table-cell>
          <table:table-cell table:style-name="ce250" table:formula="of:=-[.B12]+[.E12]" office:value-type="time" office:time-value="PT01H15M00S" calcext:value-type="time">
            <text:p>01:15:00</text:p>
          </table:table-cell>
          <table:table-cell table:style-name="ce253" table:formula="of:=SUM([.F11:.F12])" office:value-type="time" office:time-value="-PT20H45M00S" calcext:value-type="time">
            <text:p>03:15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3H00M00S" calcext:value-type="time">
            <text:p>23:00:00</text:p>
          </table:table-cell>
          <table:table-cell table:style-name="ce236" office:value-type="date" office:date-value="2017-02-09" calcext:value-type="date">
            <text:p>02/09/17</text:p>
          </table:table-cell>
          <table:table-cell office:value-type="string" calcext:value-type="string">
            <text:p>WP_model</text:p>
          </table:table-cell>
          <table:table-cell table:style-name="ce250" office:value-type="time" office:time-value="PT23H10M00S" calcext:value-type="time">
            <text:p>23:10:00</text:p>
          </table:table-cell>
          <table:table-cell table:style-name="ce250" table:formula="of:=-[.B13]+[.E13]" office:value-type="time" office:time-value="PT00H10M00S" calcext:value-type="time">
            <text:p>00:10:00</text:p>
          </table:table-cell>
          <table:table-cell table:style-name="ce253" table:formula="of:=SUM([.F13:.F13])" office:value-type="time" office:time-value="PT00H10M00S" calcext:value-type="time">
            <text:p>00:10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1H15M00S" calcext:value-type="time">
            <text:p>21:15:00</text:p>
          </table:table-cell>
          <table:table-cell table:style-name="ce236" office:value-type="date" office:date-value="2017-02-10" calcext:value-type="date">
            <text:p>02/10/17</text:p>
          </table:table-cell>
          <table:table-cell office:value-type="string" calcext:value-type="string">
            <text:p>S-Cfg-links.html (read[links], write)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14]+[.E14]" office:value-type="time" office:time-value="-PT21H15M00S" calcext:value-type="time">
            <text:p>02:45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36" office:value-type="date" office:date-value="2017-02-10" calcext:value-type="date">
            <text:p>02/10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50" office:value-type="time" office:time-value="PT02H13M00S" calcext:value-type="time">
            <text:p>02:13:00</text:p>
          </table:table-cell>
          <table:table-cell table:style-name="ce250" table:formula="of:=-[.B15]+[.E15]" office:value-type="time" office:time-value="PT02H13M00S" calcext:value-type="time">
            <text:p>02:13:00</text:p>
          </table:table-cell>
          <table:table-cell table:style-name="ce253" table:formula="of:=SUM([.F14:.F15])" office:value-type="time" office:time-value="-PT19H02M00S" calcext:value-type="time">
            <text:p>04:58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4H35M00S" calcext:value-type="time">
            <text:p>14:35:00</text:p>
          </table:table-cell>
          <table:table-cell table:style-name="ce236" office:value-type="date" office:date-value="2017-02-11" calcext:value-type="date">
            <text:p>02/1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50" office:value-type="time" office:time-value="PT14H45M00S" calcext:value-type="time">
            <text:p>14:45:00</text:p>
          </table:table-cell>
          <table:table-cell table:style-name="ce250" table:formula="of:=-[.B16]+[.E16]" office:value-type="time" office:time-value="PT00H10M00S" calcext:value-type="time">
            <text:p>00:10:00</text:p>
          </table:table-cell>
          <table:table-cell table:style-name="ce253"/>
          <table:table-cell office:value-type="string" calcext:value-type="string">
            <text:p>Firstw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4H45M00S" calcext:value-type="time">
            <text:p>14:45:00</text:p>
          </table:table-cell>
          <table:table-cell table:style-name="ce236" office:value-type="date" office:date-value="2017-02-11" calcext:value-type="date">
            <text:p>02/11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50" office:value-type="time" office:time-value="PT14H55M00S" calcext:value-type="time">
            <text:p>14:55:00</text:p>
          </table:table-cell>
          <table:table-cell table:style-name="ce250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4H55M00S" calcext:value-type="time">
            <text:p>14:55:00</text:p>
          </table:table-cell>
          <table:table-cell table:style-name="ce236" office:value-type="date" office:date-value="2017-02-11" calcext:value-type="date">
            <text:p>02/11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50" office:value-type="time" office:time-value="PT15H10M00S" calcext:value-type="time">
            <text:p>15:10:00</text:p>
          </table:table-cell>
          <table:table-cell table:style-name="ce250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5H10M00S" calcext:value-type="time">
            <text:p>15:10:00</text:p>
          </table:table-cell>
          <table:table-cell table:style-name="ce236" office:value-type="date" office:date-value="2017-02-11" calcext:value-type="date">
            <text:p>02/11/17</text:p>
          </table:table-cell>
          <table:table-cell table:style-name="ce207" office:value-type="string" calcext:value-type="string">
            <text:p>Index 1.2: Insert e format OC&amp;d into 1.1 according to it</text:p>
          </table:table-cell>
          <table:table-cell table:style-name="ce250" office:value-type="time" office:time-value="PT15H20M00S" calcext:value-type="time">
            <text:p>15:20:00</text:p>
          </table:table-cell>
          <table:table-cell table:style-name="ce250" table:formula="of:=-[.B19]+[.E19]" office:value-type="time" office:time-value="PT00H10M00S" calcext:value-type="time">
            <text:p>00:1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5H20M00S" calcext:value-type="time">
            <text:p>15:20:00</text:p>
          </table:table-cell>
          <table:table-cell table:style-name="ce236" office:value-type="date" office:date-value="2017-02-11" calcext:value-type="date">
            <text:p>02/11/17</text:p>
          </table:table-cell>
          <table:table-cell table:style-name="ce206" office:value-type="string" calcext:value-type="string">
            <text:p>Index 2.1: Publish content prepared in PI2.2 | wt &amp; Progress</text:p>
          </table:table-cell>
          <table:table-cell table:style-name="ce250" office:value-type="time" office:time-value="PT15H40M00S" calcext:value-type="time">
            <text:p>15:40:00</text:p>
          </table:table-cell>
          <table:table-cell table:style-name="ce250" table:formula="of:=-[.B20]+[.E20]" office:value-type="time" office:time-value="PT00H20M00S" calcext:value-type="time">
            <text:p>00:20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7H45M00S" calcext:value-type="time">
            <text:p>17:45:00</text:p>
          </table:table-cell>
          <table:table-cell table:style-name="ce236" office:value-type="date" office:date-value="2017-02-11" calcext:value-type="date">
            <text:p>02/11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50" office:value-type="time" office:time-value="PT18H19M00S" calcext:value-type="time">
            <text:p>18:19:00</text:p>
          </table:table-cell>
          <table:table-cell table:style-name="ce250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8H25M00S" calcext:value-type="time">
            <text:p>18:25:00</text:p>
          </table:table-cell>
          <table:table-cell table:style-name="ce236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250" office:value-type="time" office:time-value="PT18H35M00S" calcext:value-type="time">
            <text:p>18:35:00</text:p>
          </table:table-cell>
          <table:table-cell table:style-name="ce250" table:formula="of:=-[.B22]+[.E22]" office:value-type="time" office:time-value="PT00H10M00S" calcext:value-type="time">
            <text:p>00:10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8H50M00S" calcext:value-type="time">
            <text:p>18:50:00</text:p>
          </table:table-cell>
          <table:table-cell table:style-name="ce236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250" office:value-type="time" office:time-value="PT20H08M00S" calcext:value-type="time">
            <text:p>20:08:00</text:p>
          </table:table-cell>
          <table:table-cell table:style-name="ce250" table:formula="of:=-[.B23]+[.E23]" office:value-type="time" office:time-value="PT01H18M00S" calcext:value-type="time">
            <text:p>01:18:00</text:p>
          </table:table-cell>
          <table:table-cell table:style-name="ce253" table:formula="of:=SUM([.F16:.F23])" office:value-type="time" office:time-value="PT03H07M00S" calcext:value-type="time">
            <text:p>03:07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7H48M00S" calcext:value-type="time">
            <text:p>17:48:00</text:p>
          </table:table-cell>
          <table:table-cell table:style-name="ce236" office:value-type="date" office:date-value="2017-02-12" calcext:value-type="date">
            <text:p>02/12/17</text:p>
          </table:table-cell>
          <table:table-cell office:value-type="string" calcext:value-type="string">
            <text:p>copyfiles.sh, glob.py, teste.py</text:p>
          </table:table-cell>
          <table:table-cell table:style-name="ce250" office:value-type="time" office:time-value="PT18H52M00S" calcext:value-type="time">
            <text:p>18:52:00</text:p>
          </table:table-cell>
          <table:table-cell table:style-name="ce250" table:formula="of:=-[.B24]+[.E24]" office:value-type="time" office:time-value="PT01H04M00S" calcext:value-type="time">
            <text:p>01:04:00</text:p>
          </table:table-cell>
          <table:table-cell table:style-name="ce253" table:formula="of:=SUM([.F24:.F24])" office:value-type="time" office:time-value="PT01H04M00S" calcext:value-type="time">
            <text:p>01:04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36" office:value-type="date" office:date-value="2017-02-13" calcext:value-type="date">
            <text:p>02/13/17</text:p>
          </table:table-cell>
          <table:table-cell office:value-type="string" calcext:value-type="string">
            <text:p>ktpc(firstwrk)</text:p>
          </table:table-cell>
          <table:table-cell table:style-name="ce250" office:value-type="time" office:time-value="PT03H00M00S" calcext:value-type="time">
            <text:p>03:00:00</text:p>
          </table:table-cell>
          <table:table-cell table:style-name="ce250" table:formula="of:=-[.B25]+[.E25]" office:value-type="time" office:time-value="PT03H00M00S" calcext:value-type="time">
            <text:p>03:00:00</text:p>
          </table:table-cell>
          <table:table-cell table:style-name="ce253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2H00M00S" calcext:value-type="time">
            <text:p>22:00:00</text:p>
          </table:table-cell>
          <table:table-cell table:style-name="ce236" office:value-type="date" office:date-value="2017-02-14" calcext:value-type="date">
            <text:p>02/14/17</text:p>
          </table:table-cell>
          <table:table-cell office:value-type="string" calcext:value-type="string">
            <text:p>OS’s preparations</text:p>
          </table:table-cell>
          <table:table-cell table:style-name="ce250" office:value-type="time" office:time-value="PT23H15M00S" calcext:value-type="time">
            <text:p>23:15:00</text:p>
          </table:table-cell>
          <table:table-cell table:style-name="ce250" table:formula="of:=-[.B26]+[.E26]" office:value-type="time" office:time-value="PT01H15M00S" calcext:value-type="time">
            <text:p>01:15:00</text:p>
          </table:table-cell>
          <table:table-cell table:style-name="ce253" table:formula="of:=SUM([.F26:.F26])" office:value-type="time" office:time-value="PT01H15M00S" calcext:value-type="time">
            <text:p>01:15:00</text:p>
          </table:table-cell>
          <table:table-cell table:number-columns-repeated="7"/>
        </table:table-row>
        <table:table-row table:style-name="ro1">
          <table:table-cell/>
          <table:table-cell table:style-name="ce250"/>
          <table:table-cell table:style-name="ce236"/>
          <table:table-cell/>
          <table:table-cell table:style-name="ce250" table:number-columns-repeated="2"/>
          <table:table-cell table:number-columns-repeated="8"/>
        </table:table-row>
        <table:table-row table:style-name="ro1">
          <table:table-cell/>
          <table:table-cell table:style-name="ce250"/>
          <table:table-cell table:style-name="ce236"/>
          <table:table-cell/>
          <table:table-cell table:style-name="ce251" office:value-type="string" calcext:value-type="string">
            <text:p>Total = </text:p>
          </table:table-cell>
          <table:table-cell table:style-name="ce250" table:formula="of:=SUM([.F2:.F26])" office:value-type="time" office:time-value="-PT73H47M00S" calcext:value-type="time">
            <text:p>22:13:00</text:p>
          </table:table-cell>
          <table:table-cell table:style-name="ce250" office:value-type="time" office:time-value="PT22H13M00S" calcext:value-type="time">
            <text:p>22:13: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1"/>
          <table:table-cell table:style-name="ce250"/>
          <table:table-cell table:number-columns-repeated="6"/>
          <table:table-cell table:style-name="ce255"/>
          <table:table-cell table:style-name="ce253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9H40M00S" calcext:value-type="time">
            <text:p>19:40:00</text:p>
          </table:table-cell>
          <table:table-cell table:style-name="ce236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</text:p>
          </table:table-cell>
          <table:table-cell table:style-name="ce250" office:value-type="time" office:time-value="PT20H49M00S" calcext:value-type="time">
            <text:p>20:49:00</text:p>
          </table:table-cell>
          <table:table-cell table:style-name="ce250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1H53M00S" calcext:value-type="time">
            <text:p>21:53:00</text:p>
          </table:table-cell>
          <table:table-cell table:style-name="ce236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 / shutil, glob</text:p>
          </table:table-cell>
          <table:table-cell table:style-name="ce250" office:value-type="time" office:time-value="PT23H37M00S" calcext:value-type="time">
            <text:p>23:37:00</text:p>
          </table:table-cell>
          <table:table-cell table:style-name="ce250" table:formula="of:=-[.B31]+[.E31]" office:value-type="time" office:time-value="PT01H44M00S" calcext:value-type="time">
            <text:p>01:44:00</text:p>
          </table:table-cell>
          <table:table-cell table:style-name="ce253"/>
          <table:table-cell office:value-type="string" calcext:value-type="string">
            <text:p>Firstw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3H37M00S" calcext:value-type="time">
            <text:p>23:37:00</text:p>
          </table:table-cell>
          <table:table-cell table:style-name="ce236" office:value-type="date" office:date-value="2017-02-15" calcext:value-type="date">
            <text:p>02/15/17</text:p>
          </table:table-cell>
          <table:table-cell office:value-type="string" calcext:value-type="string">
            <text:p>wt sheet: Total update</text:p>
          </table:table-cell>
          <table:table-cell table:style-name="ce250" office:value-type="time" office:time-value="PT23H50M00S" calcext:value-type="time">
            <text:p>23:50:00</text:p>
          </table:table-cell>
          <table:table-cell table:style-name="ce250" table:formula="of:=-[.B32]+[.E32]" office:value-type="time" office:time-value="PT00H13M00S" calcext:value-type="time">
            <text:p>00:13:00</text:p>
          </table:table-cell>
          <table:table-cell table:style-name="ce253" table:formula="of:=SUM([.F30:.F32])" office:value-type="time" office:time-value="PT03H06M00S" calcext:value-type="time">
            <text:p>03:06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30M00S" calcext:value-type="time">
            <text:p>00:30:00</text:p>
          </table:table-cell>
          <table:table-cell table:style-name="ce236" office:value-type="date" office:date-value="2017-02-16" calcext:value-type="date">
            <text:p>02/16/17</text:p>
          </table:table-cell>
          <table:table-cell office:value-type="string" calcext:value-type="string">
            <text:p>CD burn, python reading</text:p>
          </table:table-cell>
          <table:table-cell table:style-name="ce250" office:value-type="time" office:time-value="PT01H13M00S" calcext:value-type="time">
            <text:p>01:13:00</text:p>
          </table:table-cell>
          <table:table-cell table:style-name="ce250" table:formula="of:=-[.B33]+[.E33]" office:value-type="time" office:time-value="PT00H43M00S" calcext:value-type="time">
            <text:p>00:43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2H55M00S" calcext:value-type="time">
            <text:p>12:55:00</text:p>
          </table:table-cell>
          <table:table-cell table:style-name="ce236" office:value-type="date" office:date-value="2017-02-16" calcext:value-type="date">
            <text:p>02/16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50" office:value-type="time" office:time-value="PT13H20M00S" calcext:value-type="time">
            <text:p>13:20:00</text:p>
          </table:table-cell>
          <table:table-cell table:style-name="ce250" table:formula="of:=-[.B34]+[.E34]" office:value-type="time" office:time-value="PT00H25M00S" calcext:value-type="time">
            <text:p>00:25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7H30M00S" calcext:value-type="time">
            <text:p>17:30:00</text:p>
          </table:table-cell>
          <table:table-cell table:style-name="ce236" office:value-type="date" office:date-value="2017-02-16" calcext:value-type="date">
            <text:p>02/16/17</text:p>
          </table:table-cell>
          <table:table-cell office:value-type="string" calcext:value-type="string">
            <text:p>OS test</text:p>
          </table:table-cell>
          <table:table-cell table:style-name="ce250" office:value-type="time" office:time-value="PT19H20M00S" calcext:value-type="time">
            <text:p>19:20:00</text:p>
          </table:table-cell>
          <table:table-cell table:style-name="ce250" table:formula="of:=-[.B35]+[.E35]" office:value-type="time" office:time-value="PT01H50M00S" calcext:value-type="time">
            <text:p>01:50:00</text:p>
          </table:table-cell>
          <table:table-cell table:style-name="ce253" table:formula="of:=SUM([.F33:.F35])" office:value-type="time" office:time-value="PT02H58M00S" calcext:value-type="time">
            <text:p>02:58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6H40M00S" calcext:value-type="time">
            <text:p>16:40:00</text:p>
          </table:table-cell>
          <table:table-cell table:style-name="ce236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8H24M00S" calcext:value-type="time">
            <text:p>18:24:00</text:p>
          </table:table-cell>
          <table:table-cell table:style-name="ce250" table:formula="of:=-[.B36]+[.E36]" office:value-type="time" office:time-value="PT01H44M00S" calcext:value-type="time">
            <text:p>01:44:00</text:p>
          </table:table-cell>
          <table:table-cell/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9H10M00S" calcext:value-type="time">
            <text:p>19:10:00</text:p>
          </table:table-cell>
          <table:table-cell table:style-name="ce236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252" office:value-type="time" office:time-value="PT20H32M00S" calcext:value-type="time">
            <text:p>20:32:00</text:p>
          </table:table-cell>
          <table:table-cell table:style-name="ce250" table:formula="of:=-[.B37]+[.E37]" office:value-type="time" office:time-value="PT01H22M00S" calcext:value-type="time">
            <text:p>01:22:00</text:p>
          </table:table-cell>
          <table:table-cell table:style-name="ce253" table:formula="of:=SUM([.F36:.F37])" office:value-type="time" office:time-value="PT03H06M00S" calcext:value-type="time">
            <text:p>03:06:00</text:p>
          </table:table-cell>
          <table:table-cell table:style-name="ce255" office:value-type="string" calcext:value-type="string">
            <text:p>CP Organize</text:p>
          </table:table-cell>
          <table:table-cell table:style-name="ce255"/>
          <table:table-cell table:style-name="ce253"/>
          <table:table-cell table:number-columns-repeated="4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3H10M00S" calcext:value-type="time">
            <text:p>13:10:00</text:p>
          </table:table-cell>
          <table:table-cell table:style-name="ce236" office:value-type="date" office:date-value="2017-02-18" calcext:value-type="date">
            <text:p>02/18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4H32M00S" calcext:value-type="time">
            <text:p>14:32:00</text:p>
          </table:table-cell>
          <table:table-cell table:style-name="ce250" table:formula="of:=-[.B38]+[.E38]" office:value-type="time" office:time-value="PT01H22M00S" calcext:value-type="time">
            <text:p>01:22:00</text:p>
          </table:table-cell>
          <table:table-cell/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8H50M00S" calcext:value-type="time">
            <text:p>18:50:00</text:p>
          </table:table-cell>
          <table:table-cell table:style-name="ce236" office:value-type="date" office:date-value="2017-02-18" calcext:value-type="date">
            <text:p>02/18/17</text:p>
          </table:table-cell>
          <table:table-cell table:style-name="ce206" office:value-type="string" calcext:value-type="string">
            <text:p>bckp pictures, oc&amp;d</text:p>
          </table:table-cell>
          <table:table-cell table:style-name="ce250" office:value-type="time" office:time-value="PT21H17M00S" calcext:value-type="time">
            <text:p>21:17:00</text:p>
          </table:table-cell>
          <table:table-cell table:style-name="ce250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style-name="ce255"/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1H55M00S" calcext:value-type="time">
            <text:p>21:55:00</text:p>
          </table:table-cell>
          <table:table-cell table:style-name="ce236" office:value-type="date" office:date-value="2017-02-18" calcext:value-type="date">
            <text:p>02/18/17</text:p>
          </table:table-cell>
          <table:table-cell office:value-type="string" calcext:value-type="string">
            <text:p>Table 14022017: files sheet update</text:p>
          </table:table-cell>
          <table:table-cell table:style-name="ce250" office:value-type="time" office:time-value="PT22H05M00S" calcext:value-type="time">
            <text:p>22:05:00</text:p>
          </table:table-cell>
          <table:table-cell table:style-name="ce250" table:formula="of:=-[.B40]+[.E40]" office:value-type="time" office:time-value="PT00H10M00S" calcext:value-type="time">
            <text:p>00:10:00</text:p>
          </table:table-cell>
          <table:table-cell table:style-name="ce253" table:formula="of:=SUM([.F38:.F40])" office:value-type="time" office:time-value="PT03H59M00S" calcext:value-type="time">
            <text:p>03:59: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1H05M00S" calcext:value-type="time">
            <text:p>21:05:00</text:p>
          </table:table-cell>
          <table:table-cell table:style-name="ce236" office:value-type="date" office:date-value="2017-02-19" calcext:value-type="date">
            <text:p>02/19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03H40M00S" calcext:value-type="time">
            <text:p>03:40:00</text:p>
          </table:table-cell>
          <table:table-cell table:style-name="ce250" table:formula="of:=-[.B41]+[.E41]" office:value-type="time" office:time-value="-PT17H25M00S" calcext:value-type="time">
            <text:p>06:35:00</text:p>
          </table:table-cell>
          <table:table-cell table:style-name="ce253" table:formula="of:=SUM([.F41:.F41])" office:value-type="time" office:time-value="-PT17H25M00S" calcext:value-type="time">
            <text:p>06:35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/>
          <table:table-cell table:style-name="ce250"/>
          <table:table-cell table:style-name="ce236"/>
          <table:table-cell/>
          <table:table-cell table:style-name="ce250" table:number-columns-repeated="2"/>
          <table:table-cell table:style-name="ce253"/>
          <table:table-cell table:number-columns-repeated="7"/>
        </table:table-row>
        <table:table-row table:style-name="ro1">
          <table:table-cell table:number-columns-repeated="4"/>
          <table:table-cell table:style-name="ce251" office:value-type="string" calcext:value-type="string">
            <text:p>Total = </text:p>
          </table:table-cell>
          <table:table-cell table:style-name="ce250" table:formula="of:=SUM([.F30:.F41])" office:value-type="time" office:time-value="-PT04H16M00S" calcext:value-type="time">
            <text:p>19:44:00</text:p>
          </table:table-cell>
          <table:table-cell table:style-name="ce250" office:value-type="time" office:time-value="PT19H44M00S" calcext:value-type="time">
            <text:p>19:44:00</text:p>
          </table:table-cell>
          <table:table-cell/>
          <table:table-cell table:style-name="ce255" office:value-type="string" calcext:value-type="string">
            <text:p>Firstwrk</text:p>
          </table:table-cell>
          <table:table-cell table:style-name="ce253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55" office:value-type="string" calcext:value-type="string">
            <text:p>CP Organize</text:p>
          </table:table-cell>
          <table:table-cell table:style-name="ce253" table:formula="of:=SUM([.F35:.F41])" office:value-type="time" office:time-value="-PT08H30M00S" calcext:value-type="time">
            <text:p>15:30:0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2H00M00S" calcext:value-type="time">
            <text:p>12:00:00</text:p>
          </table:table-cell>
          <table:table-cell table:style-name="ce236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7H30M00S" calcext:value-type="time">
            <text:p>17:30:00</text:p>
          </table:table-cell>
          <table:table-cell table:style-name="ce250" table:formula="of:=-[.B46]+[.E46]" office:value-type="time" office:time-value="PT05H30M00S" calcext:value-type="time">
            <text:p>05:30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3H40M00S" calcext:value-type="time">
            <text:p>23:40:00</text:p>
          </table:table-cell>
          <table:table-cell table:style-name="ce236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03H00M00S" calcext:value-type="time">
            <text:p>03:00:00</text:p>
          </table:table-cell>
          <table:table-cell table:style-name="ce250" table:formula="of:=-[.B47]+[.E47]" office:value-type="time" office:time-value="-PT20H40M00S" calcext:value-type="time">
            <text:p>03:20:00</text:p>
          </table:table-cell>
          <table:table-cell table:style-name="ce253" table:formula="of:=SUM([.F46:.F47])" office:value-type="time" office:time-value="-PT15H10M00S" calcext:value-type="time">
            <text:p>08:50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2H00M00S" calcext:value-type="time">
            <text:p>12:00:00</text:p>
          </table:table-cell>
          <table:table-cell table:style-name="ce236" office:value-type="date" office:date-value="2017-02-21" calcext:value-type="date">
            <text:p>02/21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7H38M00S" calcext:value-type="time">
            <text:p>17:38:00</text:p>
          </table:table-cell>
          <table:table-cell table:style-name="ce250" table:formula="of:=-[.B48]+[.E48]" office:value-type="time" office:time-value="PT05H38M00S" calcext:value-type="time">
            <text:p>05:38:00</text:p>
          </table:table-cell>
          <table:table-cell table:style-name="ce253" table:formula="of:=SUM([.F48:.F48])" office:value-type="time" office:time-value="PT05H38M00S" calcext:value-type="time">
            <text:p>05:38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3H00M00S" calcext:value-type="time">
            <text:p>13:00:00</text:p>
          </table:table-cell>
          <table:table-cell table:style-name="ce236" office:value-type="date" office:date-value="2017-02-22" calcext:value-type="date">
            <text:p>02/22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8H00M00S" calcext:value-type="time">
            <text:p>18:00:00</text:p>
          </table:table-cell>
          <table:table-cell table:style-name="ce250" table:formula="of:=-[.B49]+[.E49]" office:value-type="time" office:time-value="PT05H00M00S" calcext:value-type="time">
            <text:p>05:00:00</text:p>
          </table:table-cell>
          <table:table-cell table:style-name="ce253" table:formula="of:=SUM([.F49:.F49])" office:value-type="time" office:time-value="PT05H00M00S" calcext:value-type="time">
            <text:p>05:00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3H30M00S" calcext:value-type="time">
            <text:p>13:30:00</text:p>
          </table:table-cell>
          <table:table-cell table:style-name="ce236" office:value-type="date" office:date-value="2017-02-23" calcext:value-type="date">
            <text:p>02/23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20H00M00S" calcext:value-type="time">
            <text:p>20:00:00</text:p>
          </table:table-cell>
          <table:table-cell table:style-name="ce250" table:formula="of:=-[.B50]+[.E50]" office:value-type="time" office:time-value="PT06H30M00S" calcext:value-type="time">
            <text:p>06:30:00</text:p>
          </table:table-cell>
          <table:table-cell table:style-name="ce253" table:formula="of:=SUM([.F50:.F50])" office:value-type="time" office:time-value="PT06H30M00S" calcext:value-type="time">
            <text:p>06:30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36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05H00M00S" calcext:value-type="time">
            <text:p>05:00:00</text:p>
          </table:table-cell>
          <table:table-cell table:style-name="ce250" table:formula="of:=-[.B51]+[.E51]" office:value-type="time" office:time-value="PT05H00M00S" calcext:value-type="time">
            <text:p>05:00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5H50M00S" calcext:value-type="time">
            <text:p>15:50:00</text:p>
          </table:table-cell>
          <table:table-cell table:style-name="ce236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8H20M00S" calcext:value-type="time">
            <text:p>18:20:00</text:p>
          </table:table-cell>
          <table:table-cell table:style-name="ce250" table:formula="of:=-[.B52]+[.E52]" office:value-type="time" office:time-value="PT02H30M00S" calcext:value-type="time">
            <text:p>02:30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2H20M00S" calcext:value-type="time">
            <text:p>22:20:00</text:p>
          </table:table-cell>
          <table:table-cell table:style-name="ce236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53]+[.E53]" office:value-type="time" office:time-value="-PT22H20M00S" calcext:value-type="time">
            <text:p>01:40:00</text:p>
          </table:table-cell>
          <table:table-cell table:style-name="ce253" table:formula="of:=SUM([.F51:.F53])" office:value-type="time" office:time-value="-PT14H50M00S" calcext:value-type="time">
            <text:p>09:10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1H00M00S" calcext:value-type="time">
            <text:p>21:00:00</text:p>
          </table:table-cell>
          <table:table-cell table:style-name="ce236" office:value-type="date" office:date-value="2017-02-25" calcext:value-type="date">
            <text:p>02/25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54]+[.E54]" office:value-type="time" office:time-value="-PT21H00M00S" calcext:value-type="time">
            <text:p>03:00:00</text:p>
          </table:table-cell>
          <table:table-cell table:style-name="ce253" table:formula="of:=SUM([.F54:.F54])" office:value-type="time" office:time-value="-PT21H00M00S" calcext:value-type="time">
            <text:p>03:00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36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06H00M00S" calcext:value-type="time">
            <text:p>06:00:00</text:p>
          </table:table-cell>
          <table:table-cell table:style-name="ce250" table:formula="of:=-[.B55]+[.E55]" office:value-type="time" office:time-value="PT06H00M00S" calcext:value-type="time">
            <text:p>06:00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6H00M00S" calcext:value-type="time">
            <text:p>16:00:00</text:p>
          </table:table-cell>
          <table:table-cell table:style-name="ce236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250" office:value-type="time" office:time-value="PT18H25M00S" calcext:value-type="time">
            <text:p>18:25:00</text:p>
          </table:table-cell>
          <table:table-cell table:style-name="ce250" table:formula="of:=-[.B56]+[.E56]" office:value-type="time" office:time-value="PT02H25M00S" calcext:value-type="time">
            <text:p>02:25:00</text:p>
          </table:table-cell>
          <table:table-cell table:style-name="ce253" table:formula="of:=SUM([.F55:.F56])" office:value-type="time" office:time-value="PT08H25M00S" calcext:value-type="time">
            <text:p>08:25:00</text:p>
          </table:table-cell>
          <table:table-cell table:style-name="ce255" office:value-type="string" calcext:value-type="string">
            <text:p>CP Organiz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8H00M00S" calcext:value-type="time">
            <text:p>18:00:00</text:p>
          </table:table-cell>
          <table:table-cell table:style-name="ce236" office:value-type="date" office:date-value="2017-02-27" calcext:value-type="date">
            <text:p>02/27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50" office:value-type="time" office:time-value="PT19H20M00S" calcext:value-type="time">
            <text:p>19:20:00</text:p>
          </table:table-cell>
          <table:table-cell table:style-name="ce250" table:formula="of:=-[.B57]+[.E57]" office:value-type="time" office:time-value="PT01H20M00S" calcext:value-type="time">
            <text:p>01:20:00</text:p>
          </table:table-cell>
          <table:table-cell table:style-name="ce253" table:formula="of:=SUM([.F57:.F57])" office:value-type="time" office:time-value="PT01H20M00S" calcext:value-type="time">
            <text:p>01:20: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4"/>
          <table:table-cell table:style-name="ce251" office:value-type="string" calcext:value-type="string">
            <text:p>Total = </text:p>
          </table:table-cell>
          <table:table-cell table:style-name="ce250" table:formula="of:=SUM([.F46:.F57])" office:value-type="time" office:time-value="-PT24H07M00S" calcext:value-type="time">
            <text:p>23:53:00</text:p>
          </table:table-cell>
          <table:table-cell table:style-name="ce250" office:value-type="time" office:time-value="PT23H53M00S" calcext:value-type="time">
            <text:p>23:53:00</text:p>
          </table:table-cell>
          <table:table-cell/>
          <table:table-cell table:style-name="ce255"/>
          <table:table-cell table:style-name="ce253"/>
          <table:table-cell table:number-columns-repeated="4"/>
        </table:table-row>
        <table:table-row table:style-name="ro1">
          <table:table-cell table:number-columns-repeated="8"/>
          <table:table-cell table:style-name="ce255" office:value-type="string" calcext:value-type="string">
            <text:p>CP Organize</text:p>
          </table:table-cell>
          <table:table-cell table:style-name="ce253" table:formula="of:=SUM([.F46:.F56])" office:value-type="time" office:time-value="-PT25H27M00S" calcext:value-type="time">
            <text:p>22:33:0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22H18M00S" calcext:value-type="time">
            <text:p>22:18:00</text:p>
          </table:table-cell>
          <table:table-cell table:style-name="ce236" office:value-type="date" office:date-value="2017-02-27" calcext:value-type="date">
            <text:p>02/27/17</text:p>
          </table:table-cell>
          <table:table-cell office:value-type="string" calcext:value-type="string">
            <text:p>Spc 28022017 &amp; PI review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50" table:formula="of:=-[.B62]+[.E62]" office:value-type="time" office:time-value="-PT22H18M00S" calcext:value-type="time">
            <text:p>01:42:00</text:p>
          </table:table-cell>
          <table:table-cell table:style-name="ce253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36" office:value-type="date" office:date-value="2017-02-28" calcext:value-type="date">
            <text:p>02/28/17</text:p>
          </table:table-cell>
          <table:table-cell office:value-type="string" calcext:value-type="string">
            <text:p>Spc 28022017 &amp; PI review</text:p>
          </table:table-cell>
          <table:table-cell table:style-name="ce250" office:value-type="time" office:time-value="PT01H56M00S" calcext:value-type="time">
            <text:p>01:56:00</text:p>
          </table:table-cell>
          <table:table-cell table:style-name="ce250" table:formula="of:=-[.B63]+[.E63]" office:value-type="time" office:time-value="PT01H56M00S" calcext:value-type="time">
            <text:p>01:56: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3H38M00S" calcext:value-type="time">
            <text:p>13:38:00</text:p>
          </table:table-cell>
          <table:table-cell table:style-name="ce236" office:value-type="date" office:date-value="2017-02-28" calcext:value-type="date">
            <text:p>02/28/17</text:p>
          </table:table-cell>
          <table:table-cell office:value-type="string" calcext:value-type="string">
            <text:p>Next-steps-28022017</text:p>
          </table:table-cell>
          <table:table-cell table:style-name="ce250" office:value-type="time" office:time-value="PT13H56M00S" calcext:value-type="time">
            <text:p>13:56:00</text:p>
          </table:table-cell>
          <table:table-cell table:style-name="ce250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15H50M00S" calcext:value-type="time">
            <text:p>15:50:00</text:p>
          </table:table-cell>
          <table:table-cell table:style-name="ce236" office:value-type="date" office:date-value="2017-02-28" calcext:value-type="date">
            <text:p>02/28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50" office:value-type="time" office:time-value="PT17H42M00S" calcext:value-type="time">
            <text:p>17:42:00</text:p>
          </table:table-cell>
          <table:table-cell table:style-name="ce250" table:formula="of:=-[.B65]+[.E65]" office:value-type="time" office:time-value="PT01H52M00S" calcext:value-type="time">
            <text:p>01:52:0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I2.1</text:p>
          </table:table-cell>
          <table:table-cell table:style-name="ce250" office:value-type="time" office:time-value="PT00H00M00S" calcext:value-type="time">
            <text:p>00:00:00</text:p>
          </table:table-cell>
          <table:table-cell table:style-name="ce236" office:value-type="date" office:date-value="2017-01-03" calcext:value-type="date">
            <text:p>01/03/17</text:p>
          </table:table-cell>
          <table:table-cell office:value-type="string" calcext:value-type="string">
            <text:p>Organize: nrsdirectory, Documentos de Texto</text:p>
          </table:table-cell>
          <table:table-cell table:style-name="ce250" office:value-type="time" office:time-value="PT01H17M00S" calcext:value-type="time">
            <text:p>01:17:00</text:p>
          </table:table-cell>
          <table:table-cell table:style-name="ce250" table:formula="of:=-[.B66]+[.E66]" office:value-type="time" office:time-value="PT01H17M00S" calcext:value-type="time">
            <text:p>01:17:00</text:p>
          </table:table-cell>
          <table:table-cell table:style-name="ce253" table:formula="of:=SUM([.F62:.F66])" office:value-type="time" office:time-value="-PT16H55M00S" calcext:value-type="time">
            <text:p>07:05:0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ce256"/>
          <table:table-cell table:number-columns-repeated="2"/>
        </table:table-row>
        <table:table-row table:style-name="ro1">
          <table:table-cell table:number-columns-repeated="4"/>
          <table:table-cell table:style-name="ce251" office:value-type="string" calcext:value-type="string">
            <text:p>Total = </text:p>
          </table:table-cell>
          <table:table-cell table:style-name="ce250" table:formula="of:=SUM([.F62:.F66])" office:value-type="time" office:time-value="-PT16H55M00S" calcext:value-type="time">
            <text:p>07:05:00</text:p>
          </table:table-cell>
          <table:table-cell table:style-name="ce250" office:value-type="time" office:time-value="PT07H05M00S" calcext:value-type="time">
            <text:p>07:05:0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185" office:value-type="string" calcext:value-type="string">
            <text:p>Hours</text:p>
          </table:table-cell>
          <table:table-cell table:style-name="ce221"/>
          <table:table-cell table:number-columns-repeated="6"/>
        </table:table-row>
        <table:table-row table:style-name="ro1">
          <table:table-cell table:number-columns-repeated="4"/>
          <table:table-cell table:style-name="ce251" office:value-type="string" calcext:value-type="string" table:number-columns-spanned="2" table:number-rows-spanned="1">
            <text:p>Month Total = </text:p>
          </table:table-cell>
          <table:covered-table-cell table:style-name="ce251"/>
          <table:table-cell table:style-name="ce254" table:formula="of:=SUM([.G69]+[.G59]+[.G43]+[.G28])" office:value-type="time" office:time-value="PT72H55M00S" calcext:value-type="time">
            <text:p>72:55:00</text:p>
          </table:table-cell>
          <table:table-cell table:style-name="ce202"/>
          <table:table-cell/>
          <table:table-cell table:style-name="ce251" office:value-type="string" calcext:value-type="string">
            <text:p>Days in:</text:p>
          </table:table-cell>
          <table:table-cell table:style-name="ce20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5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54" table:formula="of:=SUM([.G72]/26)" office:value-type="time" office:time-value="PT02H48M16.153846154S" calcext:value-type="time">
            <text:p>02:48:16</text:p>
          </table:table-cell>
          <table:table-cell table:style-name="ce202"/>
          <table:table-cell/>
          <table:table-cell table:style-name="ce251" office:value-type="string" calcext:value-type="string">
            <text:p>Days off:</text:p>
          </table:table-cell>
          <table:table-cell table:style-name="ce24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36" office:value-type="date" office:date-value="2017-04-02" calcext:value-type="date">
            <text:p>04/02/17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236" office:value-type="date" office:date-value="2017-05-02" calcext:value-type="date">
            <text:p>05/02/1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  <table:table-cell table:style-name="ce202"/>
          <table:table-cell table:number-columns-repeated="4"/>
        </table:table-row>
        <table:table-row table:style-name="ro1" table:number-rows-repeated="1048492">
          <table:table-cell table:number-columns-repeated="14"/>
        </table:table-row>
        <table:table-row table:style-name="ro1">
          <table:table-cell table:number-columns-repeated="6"/>
          <table:table-cell table:style-name="ce253" table:formula="of:=SUM([.F1048569:.F1048575])" office:value-type="time" office:time-value="PT00H00M00S" calcext:value-type="time">
            <text:p>00:00:00</text:p>
          </table:table-cell>
          <table:table-cell table:number-columns-repeated="7"/>
        </table:table-row>
        <table:table-row table:style-name="ro1" table:number-rows-repeated="5">
          <table:table-cell table:number-columns-repeated="6"/>
          <table:table-cell table:style-name="ce253"/>
          <table:table-cell table:number-columns-repeated="7"/>
        </table:table-row>
        <table:table-row table:style-name="ro1">
          <table:table-cell table:number-columns-repeated="6"/>
          <table:table-cell table:style-name="ce253"/>
          <table:table-cell table:number-columns-repeated="7"/>
        </table:table-row>
      </table:table>
      <table:table table:name="Program(CGPsys)" table:style-name="ta1">
        <table:table-column table:style-name="co25" table:default-cell-style-name="ce18"/>
        <table:table-column table:style-name="co26" table:number-columns-repeated="2" table:default-cell-style-name="ce18"/>
        <table:table-column table:style-name="co27" table:default-cell-style-name="ce18"/>
        <table:table-column table:style-name="co13" table:number-columns-repeated="3" table:default-cell-style-name="ce18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Estimated Time(h/m)</text:p>
          </table:table-cell>
          <table:covered-table-cell table:style-name="ce20"/>
          <table:table-cell table:style-name="ce20" office:value-type="string" calcext:value-type="string">
            <text:p>Start Date</text:p>
          </table:table-cell>
          <table:table-cell table:style-name="ce20" office:value-type="string" calcext:value-type="string">
            <text:p>Last visit</text:p>
          </table:table-cell>
          <table:table-cell table:style-name="ce20" office:value-type="string" calcext:value-type="string">
            <text:p>Progress</text:p>
          </table:table-cell>
          <table:table-cell table:style-name="ce20" office:value-type="string" calcext:value-type="string">
            <text:p>Left</text:p>
          </table:table-cell>
          <table:table-cell table:style-name="ce20" office:value-type="string" calcext:value-type="string">
            <text:p>Left Avg</text:p>
          </table:table-cell>
          <table:table-cell table:style-name="ce47" table:number-columns-repeated="1016"/>
        </table:table-row>
        <table:table-row table:style-name="ro1">
          <table:table-cell table:style-name="ce32" office:value-type="string" calcext:value-type="string">
            <text:p>Python</text:p>
          </table:table-cell>
          <table:table-cell table:style-name="ce38" office:value-type="float" office:value="5" calcext:value-type="float">
            <text:p>5</text:p>
          </table:table-cell>
          <table:table-cell table:style-name="ce44" table:formula="of:=['Program(CGPsys)'.B2]*60" office:value-type="float" office:value="300" calcext:value-type="float">
            <text:p>300</text:p>
          </table:table-cell>
          <table:table-cell table:style-name="ce32" office:value-type="string" calcext:value-type="string">
            <text:p>----</text:p>
          </table:table-cell>
          <table:table-cell table:style-name="ce41" office:value-type="date" office:date-value="2016-12-29" calcext:value-type="date">
            <text:p>29/12/16</text:p>
          </table:table-cell>
          <table:table-cell table:style-name="ce76" office:value-type="percentage" office:value="1" calcext:value-type="percentage">
            <text:p>100.00%</text:p>
          </table:table-cell>
          <table:table-cell table:style-name="ce32" table:formula="of:=SUM((['Program(CGPsys)'.C2])-(['Program(CGPsys)'.C2]*['Program(CGPsys)'.F2]))" office:value-type="float" office:value="0" calcext:value-type="float">
            <text:p>0</text:p>
          </table:table-cell>
          <table:table-cell table:style-name="ce32" table:formula="of:=SUM(['Program(CGPsys)'.G2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Git</text:p>
          </table:table-cell>
          <table:table-cell table:style-name="ce39" office:value-type="float" office:value="2" calcext:value-type="float">
            <text:p>2</text:p>
          </table:table-cell>
          <table:table-cell table:style-name="ce45" table:formula="of:=['Program(CGPsys)'.B3]*60" office:value-type="float" office:value="120" calcext:value-type="float">
            <text:p>120</text:p>
          </table:table-cell>
          <table:table-cell table:style-name="ce33" office:value-type="string" calcext:value-type="string">
            <text:p>----</text:p>
          </table:table-cell>
          <table:table-cell table:style-name="ce42" office:value-type="date" office:date-value="2017-02-02" calcext:value-type="date">
            <text:p>02/02/17</text:p>
          </table:table-cell>
          <table:table-cell table:style-name="ce77" office:value-type="percentage" office:value="0.25" calcext:value-type="percentage">
            <text:p>25.00%</text:p>
          </table:table-cell>
          <table:table-cell table:style-name="ce33" table:formula="of:=SUM((['Program(CGPsys)'.C3])-(['Program(CGPsys)'.C3]*['Program(CGPsys)'.F3]))" office:value-type="float" office:value="90" calcext:value-type="float">
            <text:p>90</text:p>
          </table:table-cell>
          <table:table-cell table:style-name="ce33" table:formula="of:=SUM(['Program(CGPsys)'.G3]*4/60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JavaScript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['Program(CGPsys)'.B4]*60" office:value-type="float" office:value="600" calcext:value-type="float">
            <text:p>6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77" office:value-type="percentage" office:value="0.31" calcext:value-type="percentage">
            <text:p>31.00%</text:p>
          </table:table-cell>
          <table:table-cell table:style-name="ce33" table:formula="of:=SUM((['Program(CGPsys)'.C4])-(['Program(CGPsys)'.C4]*['Program(CGPsys)'.F4]))" office:value-type="float" office:value="414" calcext:value-type="float">
            <text:p>414</text:p>
          </table:table-cell>
          <table:table-cell table:style-name="ce33" table:formula="of:=SUM(['Program(CGPsys)'.G4]*4/60)" office:value-type="float" office:value="27.6" calcext:value-type="float">
            <text:p>27.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JavaScript</text:p>
          </table:table-cell>
          <table:table-cell table:style-name="ce39" office:value-type="float" office:value="5" calcext:value-type="float">
            <text:p>5</text:p>
          </table:table-cell>
          <table:table-cell table:style-name="ce45" table:formula="of:=['Program(CGPsys)'.B5]*60"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33" table:formula="of:=SUM((['Program(CGPsys)'.C5])-(['Program(CGPsys)'.C5]*['Program(CGPsys)'.F5]))" office:value-type="float" office:value="300" calcext:value-type="float">
            <text:p>300</text:p>
          </table:table-cell>
          <table:table-cell table:style-name="ce33" table:formula="of:=SUM(['Program(CGPsys)'.G5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6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77" office:value-type="percentage" office:value="0.27" calcext:value-type="percentage">
            <text:p>27.00%</text:p>
          </table:table-cell>
          <table:table-cell table:style-name="ce33" table:formula="of:=SUM((['Program(CGPsys)'.C6])-(['Program(CGPsys)'.C6]*['Program(CGPsys)'.F6]))" office:value-type="float" office:value="175.2" calcext:value-type="float">
            <text:p>175.2</text:p>
          </table:table-cell>
          <table:table-cell table:style-name="ce33" table:formula="of:=SUM(['Program(CGPsys)'.G6]*4/60)" office:value-type="float" office:value="11.68" calcext:value-type="float">
            <text:p>11.68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Java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7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77" office:value-type="percentage" office:value="1" calcext:value-type="percentage">
            <text:p>100.00%</text:p>
          </table:table-cell>
          <table:table-cell table:style-name="ce33" table:formula="of:=SUM((['Program(CGPsys)'.C7])-(['Program(CGPsys)'.C7]*['Program(CGPsys)'.F7]))" office:value-type="float" office:value="0" calcext:value-type="float">
            <text:p>0</text:p>
          </table:table-cell>
          <table:table-cell table:style-name="ce33" table:formula="of:=SUM(['Program(CGPsys)'.G7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Deploy a Website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8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33" table:formula="of:=SUM((['Program(CGPsys)'.C8])-(['Program(CGPsys)'.C8]*['Program(CGPsys)'.F8]))" office:value-type="float" office:value="240" calcext:value-type="float">
            <text:p>240</text:p>
          </table:table-cell>
          <table:table-cell table:style-name="ce33" table:formula="of:=SUM(['Program(CGPsys)'.G8]*4/60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SQL: Table Transformation</text:p>
          </table:table-cell>
          <table:table-cell table:style-name="ce39" office:value-type="float" office:value="5" calcext:value-type="float">
            <text:p>5</text:p>
          </table:table-cell>
          <table:table-cell table:style-name="ce45" table:formula="of:=['Program(CGPsys)'.B9]*60"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33" table:formula="of:=SUM((['Program(CGPsys)'.C9])-(['Program(CGPsys)'.C9]*['Program(CGPsys)'.F9]))" office:value-type="float" office:value="300" calcext:value-type="float">
            <text:p>300</text:p>
          </table:table-cell>
          <table:table-cell table:style-name="ce33" table:formula="of:=SUM(['Program(CGPsys)'.G9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SQL: Analyzing Bussines Metrics</text:p>
          </table:table-cell>
          <table:table-cell table:style-name="ce39" office:value-type="float" office:value="2" calcext:value-type="float">
            <text:p>2</text:p>
          </table:table-cell>
          <table:table-cell table:style-name="ce45" table:formula="of:=['Program(CGPsys)'.B10]*60" office:value-type="float" office:value="120" calcext:value-type="float">
            <text:p>12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33" table:formula="of:=SUM((['Program(CGPsys)'.C10])-(['Program(CGPsys)'.C10]*['Program(CGPsys)'.F10]))" office:value-type="float" office:value="120" calcext:value-type="float">
            <text:p>120</text:p>
          </table:table-cell>
          <table:table-cell table:style-name="ce33" table:formula="of:=SUM(['Program(CGPsys)'.G10]*4/60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Sass</text:p>
          </table:table-cell>
          <table:table-cell table:style-name="ce39" office:value-type="float" office:value="3" calcext:value-type="float">
            <text:p>3</text:p>
          </table:table-cell>
          <table:table-cell table:style-name="ce45" table:formula="of:=['Program(CGPsys)'.B11]*60" office:value-type="float" office:value="180" calcext:value-type="float">
            <text:p>18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33" table:formula="of:=SUM((['Program(CGPsys)'.C11])-(['Program(CGPsys)'.C11]*['Program(CGPsys)'.F11]))" office:value-type="float" office:value="180" calcext:value-type="float">
            <text:p>180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Ruby</text:p>
          </table:table-cell>
          <table:table-cell table:style-name="ce39" office:value-type="float" office:value="9" calcext:value-type="float">
            <text:p>9</text:p>
          </table:table-cell>
          <table:table-cell table:style-name="ce45" table:formula="of:=['Program(CGPsys)'.B12]*60" office:value-type="float" office:value="540" calcext:value-type="float">
            <text:p>5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33" table:formula="of:=SUM((['Program(CGPsys)'.C12])-(['Program(CGPsys)'.C12]*['Program(CGPsys)'.F12]))" office:value-type="float" office:value="540" calcext:value-type="float">
            <text:p>540</text:p>
          </table:table-cell>
          <table:table-cell table:style-name="ce33" table:formula="of:=SUM(['Program(CGPsys)'.G12]*4/60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Ruby on Rails</text:p>
          </table:table-cell>
          <table:table-cell table:style-name="ce39" office:value-type="float" office:value="5" calcext:value-type="float">
            <text:p>5</text:p>
          </table:table-cell>
          <table:table-cell table:style-name="ce45" table:formula="of:=['Program(CGPsys)'.B13]*60"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77" office:value-type="percentage" office:value="0" calcext:value-type="percentage">
            <text:p>0.00%</text:p>
          </table:table-cell>
          <table:table-cell table:style-name="ce33" table:formula="of:=SUM((['Program(CGPsys)'.C13])-(['Program(CGPsys)'.C13]*['Program(CGPsys)'.F13]))" office:value-type="float" office:value="300" calcext:value-type="float">
            <text:p>300</text:p>
          </table:table-cell>
          <table:table-cell table:style-name="ce33" table:formula="of:=SUM(['Program(CGPsys)'.G13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Make a Website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14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77" office:value-type="percentage" office:value="1" calcext:value-type="percentage">
            <text:p>100.00%</text:p>
          </table:table-cell>
          <table:table-cell table:style-name="ce33" table:formula="of:=SUM((['Program(CGPsys)'.C14])-(['Program(CGPsys)'.C14]*['Program(CGPsys)'.F14]))" office:value-type="float" office:value="0" calcext:value-type="float">
            <text:p>0</text:p>
          </table:table-cell>
          <table:table-cell table:style-name="ce33" table:formula="of:=SUM(['Program(CGPsys)'.G14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HTML &amp; CSS</text:p>
          </table:table-cell>
          <table:table-cell table:style-name="ce39" office:value-type="float" office:value="7" calcext:value-type="float">
            <text:p>7</text:p>
          </table:table-cell>
          <table:table-cell table:style-name="ce45" table:formula="of:=['Program(CGPsys)'.B15]*60" office:value-type="float" office:value="420" calcext:value-type="float">
            <text:p>42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77" office:value-type="percentage" office:value="1" calcext:value-type="percentage">
            <text:p>100.00%</text:p>
          </table:table-cell>
          <table:table-cell table:style-name="ce33" table:formula="of:=SUM((['Program(CGPsys)'.C15])-(['Program(CGPsys)'.C15]*['Program(CGPsys)'.F15]))" office:value-type="float" office:value="0" calcext:value-type="float">
            <text:p>0</text:p>
          </table:table-cell>
          <table:table-cell table:style-name="ce33" table:formula="of:=SUM(['Program(CGPsys)'.G15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4" office:value-type="string" calcext:value-type="string">
            <text:p>Learn the Command Line</text:p>
          </table:table-cell>
          <table:table-cell table:style-name="ce40" office:value-type="float" office:value="3" calcext:value-type="float">
            <text:p>3</text:p>
          </table:table-cell>
          <table:table-cell table:style-name="ce46" table:formula="of:=['Program(CGPsys)'.B16]*60" office:value-type="float" office:value="180" calcext:value-type="float">
            <text:p>180</text:p>
          </table:table-cell>
          <table:table-cell table:number-columns-repeated="2" table:style-name="ce34" office:value-type="string" calcext:value-type="string">
            <text:p>----</text:p>
          </table:table-cell>
          <table:table-cell table:style-name="ce78" office:value-type="percentage" office:value="1" calcext:value-type="percentage">
            <text:p>100.00%</text:p>
          </table:table-cell>
          <table:table-cell table:style-name="ce34" table:formula="of:=SUM((['Program(CGPsys)'.C16])-(['Program(CGPsys)'.C16]*['Program(CGPsys)'.F16]))" office:value-type="float" office:value="0" calcext:value-type="float">
            <text:p>0</text:p>
          </table:table-cell>
          <table:table-cell table:style-name="ce34" table:formula="of:=SUM(['Program(CGPsys)'.G16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0" office:value-type="string" calcext:value-type="string">
            <text:p>Minutes</text:p>
          </table:table-cell>
          <table:table-cell table:style-name="ce20" office:value-type="string" calcext:value-type="string">
            <text:p>Hours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otal Time</text:p>
          </table:table-cell>
          <table:table-cell table:style-name="ce71" table:formula="of:=['Program(CGPsys)'.C18]/60" office:value-type="float" office:value="72" calcext:value-type="float">
            <text:p>72</text:p>
          </table:table-cell>
          <table:table-cell table:style-name="ce72" table:formula="of:=['Program(CGPsys)'.C2]+['Program(CGPsys)'.C3]+['Program(CGPsys)'.C4]+['Program(CGPsys)'.C5]+['Program(CGPsys)'.C6]+['Program(CGPsys)'.C7]+['Program(CGPsys)'.C8]+['Program(CGPsys)'.C9]+['Program(CGPsys)'.C10]+['Program(CGPsys)'.C11]+['Program(CGPsys)'.C12]+['Program(CGPsys)'.C13]+['Program(CGPsys)'.C14]+['Program(CGPsys)'.C15]+['Program(CGPsys)'.C16]" office:value-type="float" office:value="4320" calcext:value-type="float">
            <text:p>4320</text:p>
          </table:table-cell>
          <table:table-cell table:style-name="ce21" table:number-columns-repeated="2"/>
          <table:table-cell table:style-name="ce77"/>
          <table:table-cell table:style-name="ce23"/>
          <table:table-cell table:number-columns-repeated="1017"/>
        </table:table-row>
        <table:table-row table:style-name="ro1">
          <table:table-cell table:style-name="ce20" office:value-type="string" calcext:value-type="string">
            <text:p>Total Time Ongoing/Done</text:p>
          </table:table-cell>
          <table:table-cell table:style-name="ce71" table:formula="of:=['Program(CGPsys)'.C19]/60" office:value-type="float" office:value="39" calcext:value-type="float">
            <text:p>39</text:p>
          </table:table-cell>
          <table:table-cell table:style-name="ce73" table:formula="of:=['Program(CGPsys)'.C2]+['Program(CGPsys)'.C3]+['Program(CGPsys)'.C4]+['Program(CGPsys)'.C6]+['Program(CGPsys)'.C7]+['Program(CGPsys)'.C14]+['Program(CGPsys)'.C15]+['Program(CGPsys)'.C16]" office:value-type="float" office:value="2340" calcext:value-type="float">
            <text:p>2340</text:p>
          </table:table-cell>
          <table:table-cell table:style-name="ce21" table:number-columns-repeated="2"/>
          <table:table-cell table:style-name="ce77"/>
          <table:table-cell table:number-columns-repeated="1018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71" table:formula="of:=['Program(CGPsys)'.C20]/60" office:value-type="float" office:value="27.68" calcext:value-type="float">
            <text:p>27.68</text:p>
          </table:table-cell>
          <table:table-cell table:style-name="ce73" table:formula="of:=(['Program(CGPsys)'.C2]*['Program(CGPsys)'.F2])+(['Program(CGPsys)'.C3]*['Program(CGPsys)'.F3])+(['Program(CGPsys)'.C4]*['Program(CGPsys)'.F4])+(['Program(CGPsys)'.C5]*['Program(CGPsys)'.F5])+(['Program(CGPsys)'.C6]*['Program(CGPsys)'.F6])+(['Program(CGPsys)'.C7]*['Program(CGPsys)'.F7])+(['Program(CGPsys)'.C8]*['Program(CGPsys)'.F8])+(['Program(CGPsys)'.C9]*['Program(CGPsys)'.F9])+(['Program(CGPsys)'.C10]*['Program(CGPsys)'.F10])+(['Program(CGPsys)'.C11]*['Program(CGPsys)'.F11])+(['Program(CGPsys)'.C12]*['Program(CGPsys)'.F12])+(['Program(CGPsys)'.C13]*['Program(CGPsys)'.F13])+(['Program(CGPsys)'.C14]*['Program(CGPsys)'.F14])+(['Program(CGPsys)'.C15]*['Program(CGPsys)'.F15])+(['Program(CGPsys)'.C16]*['Program(CGPsys)'.F16])" office:value-type="float" office:value="1660.8" calcext:value-type="float">
            <text:p>1660.8</text:p>
          </table:table-cell>
          <table:table-cell table:style-name="ce21" table:number-columns-repeated="2"/>
          <table:table-cell table:style-name="ce77"/>
          <table:table-cell table:number-columns-repeated="1018"/>
        </table:table-row>
        <table:table-row table:style-name="ro1">
          <table:table-cell table:style-name="ce20" office:value-type="string" calcext:value-type="string">
            <text:p>Ongoing Left</text:p>
          </table:table-cell>
          <table:table-cell table:style-name="ce71" table:formula="of:=['Program(CGPsys)'.C21]/60" office:value-type="float" office:value="11.32" calcext:value-type="float">
            <text:p>11.32</text:p>
          </table:table-cell>
          <table:table-cell table:style-name="ce73" table:formula="of:=['Program(CGPsys)'.C19]-['Program(CGPsys)'.C20]" office:value-type="float" office:value="679.2" calcext:value-type="float">
            <text:p>679.2</text:p>
          </table:table-cell>
          <table:table-cell table:style-name="ce21" table:number-columns-repeated="2"/>
          <table:table-cell table:style-name="ce77"/>
          <table:table-cell table:number-columns-repeated="1018"/>
        </table:table-row>
        <table:table-row table:style-name="ro1">
          <table:table-cell table:style-name="ce20" office:value-type="string" calcext:value-type="string">
            <text:p>Total Left</text:p>
          </table:table-cell>
          <table:table-cell table:style-name="ce71" table:formula="of:=['Program(CGPsys)'.C22]/60" office:value-type="float" office:value="44.32" calcext:value-type="float">
            <text:p>44.32</text:p>
          </table:table-cell>
          <table:table-cell table:style-name="ce73" table:formula="of:=['Program(CGPsys)'.C18]-['Program(CGPsys)'.C20]" office:value-type="float" office:value="2659.2" calcext:value-type="float">
            <text:p>2659.2</text:p>
          </table:table-cell>
          <table:table-cell table:style-name="ce74" table:number-columns-repeated="2"/>
          <table:table-cell table:style-name="ce77"/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Hours</text:p>
          </table:table-cell>
          <table:table-cell table:style-name="ce20" office:value-type="string" calcext:value-type="string">
            <text:p>Minutes</text:p>
          </table:table-cell>
          <table:table-cell table:style-name="ce75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>
          <table:table-cell table:number-columns-repeated="7"/>
          <table:table-cell table:style-name="ce72" office:value-type="string" calcext:value-type="string" table:number-columns-spanned="2" table:number-rows-spanned="1">
            <text:p>Ongoing</text:p>
          </table:table-cell>
          <table:covered-table-cell table:style-name="ce80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2" office:value-type="string" calcext:value-type="string">
            <text:p>left</text:p>
          </table:table-cell>
          <table:table-cell table:style-name="ce72" office:value-type="string" calcext:value-type="string">
            <text:p>done</text:p>
          </table:table-cell>
          <table:table-cell/>
          <table:table-cell table:style-name="ce18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2" table:formula="of:=['Program(CGPsys)'.C22]/25" office:value-type="float" office:value="106.368" calcext:value-type="float">
            <text:p>106.368</text:p>
          </table:table-cell>
          <table:table-cell table:style-name="ce72" table:formula="of:=['Program(CGPsys)'.C20]/25" office:value-type="float" office:value="66.432" calcext:value-type="float">
            <text:p>66.432</text:p>
          </table:table-cell>
          <table:table-cell table:style-name="ce81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2" table:formula="of:=['Program(CGPsys)'.C22]/120" office:value-type="float" office:value="22.16" calcext:value-type="float">
            <text:p>22.16</text:p>
          </table:table-cell>
          <table:table-cell table:style-name="ce72" table:formula="of:=['Program(CGPsys)'.C20]/120" office:value-type="float" office:value="13.84" calcext:value-type="float">
            <text:p>13.84</text:p>
          </table:table-cell>
          <table:table-cell table:style-name="ce72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3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2" table:formula="of:=SUM(['Program(CGPsys)'.C22]*4)" office:value-type="float" office:value="10636.8" calcext:value-type="float">
            <text:p>10636.8</text:p>
          </table:table-cell>
          <table:table-cell table:style-name="ce72" table:formula="of:=SUM(['Program(CGPsys)'.C20]*4)" office:value-type="float" office:value="6643.2" calcext:value-type="float">
            <text:p>6643.2</text:p>
          </table:table-cell>
          <table:table-cell table:style-name="ce72" office:value-type="string" calcext:value-type="string">
            <text:p>average real time(m)</text:p>
          </table:table-cell>
          <table:table-cell table:style-name="ce18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2" table:formula="of:=SUM(['Program(CGPsys)'.H31]/60)" office:value-type="float" office:value="177.28" calcext:value-type="float">
            <text:p>177.28</text:p>
          </table:table-cell>
          <table:table-cell table:style-name="ce72" table:formula="of:=SUM(['Program(CGPsys)'.I31]/60)" office:value-type="float" office:value="110.72" calcext:value-type="float">
            <text:p>110.72</text:p>
          </table:table-cell>
          <table:table-cell table:style-name="ce72" office:value-type="string" calcext:value-type="string">
            <text:p>average real time(h)</text:p>
          </table:table-cell>
          <table:table-cell table:style-name="ce18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3" table:number-columns-repeated="2"/>
          <table:table-cell table:style-name="ce70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table:table-column table:style-name="co30" table:default-cell-style-name="ce66"/>
        <table:table-column table:style-name="co42" table:number-columns-repeated="2" table:default-cell-style-name="ce66"/>
        <table:table-column table:style-name="co43" table:default-cell-style-name="ce66"/>
        <table:table-column table:style-name="co44" table:default-cell-style-name="ce66"/>
        <table:table-column table:style-name="co45" table:default-cell-style-name="ce66"/>
        <table:table-column table:style-name="co46" table:default-cell-style-name="ce66"/>
        <table:table-column table:style-name="co13" table:number-columns-repeated="1016" table:default-cell-style-name="Default"/>
        <table:table-row table:style-name="ro1">
          <table:table-cell table:style-name="ce97" office:value-type="string" calcext:value-type="string" table:number-columns-spanned="3" table:number-rows-spanned="1">
            <text:p>Project</text:p>
          </table:table-cell>
          <table:covered-table-cell table:number-columns-repeated="2" table:style-name="ce97"/>
          <table:table-cell table:style-name="ce97" office:value-type="string" calcext:value-type="string">
            <text:p>Start</text:p>
          </table:table-cell>
          <table:table-cell table:style-name="ce97" office:value-type="string" calcext:value-type="string">
            <text:p>Document</text:p>
          </table:table-cell>
          <table:table-cell table:style-name="ce97" office:value-type="string" calcext:value-type="string">
            <text:p>Stage</text:p>
          </table:table-cell>
          <table:table-cell table:style-name="ce97" office:value-type="string" calcext:value-type="string">
            <text:p>V Start</text:p>
          </table:table-cell>
          <table:table-cell table:style-name="ce107" table:number-columns-repeated="1016"/>
        </table:table-row>
        <table:table-row table:style-name="ro1">
          <table:table-cell table:style-name="ce48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112" office:value-type="date" office:date-value="2016-09-01" calcext:value-type="date">
            <text:p>09/01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3" calcext:value-type="float">
            <text:p>3</text:p>
          </table:table-cell>
          <table:table-cell table:style-name="ce112" office:value-type="date" office:date-value="2017-01-01" calcext:value-type="date">
            <text:p>01/01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48" office:value-type="string" calcext:value-type="string" table:number-columns-spanned="1" table:number-rows-spanned="2">
            <text:p>PI</text:p>
          </table:table-cell>
          <table:table-cell/>
          <table:table-cell table:style-name="ce112" office:value-type="date" office:date-value="2016-12-01" calcext:value-type="date">
            <text:p>12/01/16</text:p>
          </table:table-cell>
          <table:table-cell office:value-type="string" calcext:value-type="string">
            <text:p>Projeto Informacional</text:p>
          </table:table-cell>
          <table:table-cell office:value-type="float" office:value="2.1" calcext:value-type="float">
            <text:p>2.1</text:p>
          </table:table-cell>
          <table:table-cell table:style-name="ce112" office:value-type="date" office:date-value="2017-02-01" calcext:value-type="date">
            <text:p>02/01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97" office:value-type="string" calcext:value-type="string">
            <text:p>CGPs</text:p>
          </table:table-cell>
          <table:table-cell table:style-name="ce112" office:value-type="date" office:date-value="2016-12-30" calcext:value-type="date">
            <text:p>12/30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112" office:value-type="date" office:date-value="2017-02-06" calcext:value-type="date">
            <text:p>02/06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47" table:default-cell-style-name="ce97"/>
        <table:table-column table:style-name="co48" table:default-cell-style-name="ce152"/>
        <table:table-column table:style-name="co49" table:default-cell-style-name="ce152"/>
        <table:table-column table:style-name="co13" table:default-cell-style-name="ce54"/>
        <table:table-column table:style-name="co50" table:default-cell-style-name="ce66"/>
        <table:table-column table:style-name="co13" table:number-columns-repeated="1019" table:default-cell-style-name="Default"/>
        <table:table-row table:style-name="ro1">
          <table:table-cell table:style-name="ce68" office:value-type="string" calcext:value-type="string" table:number-columns-spanned="5" table:number-rows-spanned="1">
            <text:p>Project</text:p>
          </table:table-cell>
          <table:covered-table-cell table:number-columns-repeated="2" table:style-name="ce149"/>
          <table:covered-table-cell table:style-name="ce49"/>
          <table:covered-table-cell table:style-name="ce68"/>
          <table:table-cell table:style-name="ce107" table:number-columns-repeated="1019"/>
        </table:table-row>
        <table:table-row table:style-name="ro1">
          <table:table-cell table:style-name="ce68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50"/>
          <table:covered-table-cell table:style-name="ce162"/>
          <table:covered-table-cell table:style-name="ce132"/>
          <table:table-cell table:number-columns-repeated="1019"/>
        </table:table-row>
        <table:table-row table:style-name="ro1">
          <table:table-cell table:style-name="ce68" office:value-type="string" calcext:value-type="string">
            <text:p>Stage</text:p>
          </table:table-cell>
          <table:table-cell table:style-name="ce68" office:value-type="string" calcext:value-type="string">
            <text:p>Task</text:p>
          </table:table-cell>
          <table:table-cell table:style-name="ce68" office:value-type="string" calcext:value-type="string">
            <text:p>Description</text:p>
          </table:table-cell>
          <table:table-cell table:style-name="ce49" office:value-type="string" calcext:value-type="string">
            <text:p>Start</text:p>
          </table:table-cell>
          <table:table-cell table:style-name="ce68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table:style-name="ce151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63" office:value-type="date" office:date-value="2016-09-01" calcext:value-type="date">
            <text:p>09/01/16</text:p>
          </table:table-cell>
          <table:table-cell table:style-name="ce166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1">
          <table:table-cell table:style-name="ce143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63" office:value-type="date" office:date-value="2016-12-01" calcext:value-type="date">
            <text:p>12/01/16</text:p>
          </table:table-cell>
          <table:table-cell table:style-name="ce166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1">
          <table:table-cell table:style-name="ce143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63" office:value-type="date" office:date-value="2017-01-01" calcext:value-type="date">
            <text:p>01/01/17</text:p>
          </table:table-cell>
          <table:table-cell table:style-name="ce166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44" office:value-type="float" office:value="4" calcext:value-type="float">
            <text:p>4</text:p>
          </table:table-cell>
          <table:table-cell table:style-name="ce153" office:value-type="string" calcext:value-type="string">
            <text:p>Launch PI 3.0</text:p>
          </table:table-cell>
          <table:table-cell table:style-name="ce153" office:value-type="string" calcext:value-type="string">
            <text:p>Content: R&amp;D, reference material, acquired skills, &amp; project portfolios</text:p>
          </table:table-cell>
          <table:table-cell table:style-name="ce164" office:value-type="date" office:date-value="2017-04-01" calcext:value-type="date">
            <text:p>04/01/17</text:p>
          </table:table-cell>
          <table:table-cell table:style-name="ce106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5" office:value-type="float" office:value="1" calcext:value-type="float">
            <text:p>1</text:p>
          </table:table-cell>
          <table:table-cell table:style-name="ce154" office:value-type="string" calcext:value-type="string">
            <text:p>2 meses</text:p>
          </table:table-cell>
          <table:table-cell table:style-name="ce158"/>
          <table:table-cell table:number-columns-repeated="1021"/>
        </table:table-row>
        <table:table-row table:style-name="ro1">
          <table:table-cell table:style-name="ce146" office:value-type="float" office:value="2" calcext:value-type="float">
            <text:p>2</text:p>
          </table:table-cell>
          <table:table-cell table:style-name="ce155" office:value-type="string" calcext:value-type="string">
            <text:p>1 mes</text:p>
          </table:table-cell>
          <table:table-cell table:style-name="ce159"/>
          <table:table-cell table:number-columns-repeated="1021"/>
        </table:table-row>
        <table:table-row table:style-name="ro1">
          <table:table-cell table:style-name="ce146" office:value-type="float" office:value="3" calcext:value-type="float">
            <text:p>3</text:p>
          </table:table-cell>
          <table:table-cell table:style-name="ce155" office:value-type="string" calcext:value-type="string">
            <text:p>3 meses</text:p>
          </table:table-cell>
          <table:table-cell table:style-name="ce159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47" office:value-type="float" office:value="4" calcext:value-type="float">
            <text:p>4</text:p>
          </table:table-cell>
          <table:table-cell table:style-name="ce156" office:value-type="string" calcext:value-type="string">
            <text:p>3 meses</text:p>
          </table:table-cell>
          <table:table-cell table:style-name="ce160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157"/>
          <table:covered-table-cell table:style-name="ce63"/>
          <table:covered-table-cell table:style-name="ce104"/>
          <table:table-cell table:number-columns-repeated="1019"/>
        </table:table-row>
        <table:table-row table:style-name="ro1">
          <table:table-cell table:style-name="ce148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63" office:value-type="date" office:date-value="2016-09-01" calcext:value-type="date">
            <text:p>09/01/16</text:p>
          </table:table-cell>
          <table:table-cell table:style-name="ce166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43" office:value-type="float" office:value="1.1" calcext:value-type="float">
            <text:p>1.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66" office:value-type="date" office:date-value="2016-10-23" calcext:value-type="date">
            <text:p>10/23/16</text:p>
          </table:table-cell>
          <table:table-cell table:number-columns-repeated="1019"/>
        </table:table-row>
        <table:table-row table:style-name="ro2">
          <table:table-cell table:style-name="ce143" office:value-type="float" office:value="1.2" calcext:value-type="float">
            <text:p>1.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66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2">
          <table:table-cell table:style-name="ce55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66"/>
          <table:table-cell table:number-columns-repeated="1019"/>
        </table:table-row>
        <table:table-row table:style-name="ro1">
          <table:table-cell table:style-name="ce143"/>
          <table:table-cell table:number-columns-repeated="3"/>
          <table:table-cell table:style-name="ce105"/>
          <table:table-cell table:number-columns-repeated="1019"/>
        </table:table-row>
        <table:table-row table:style-name="ro1">
          <table:table-cell table:style-name="ce143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63" office:value-type="date" office:date-value="2016-12-01" calcext:value-type="date">
            <text:p>12/01/16</text:p>
          </table:table-cell>
          <table:table-cell table:style-name="ce166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2">
          <table:table-cell table:style-name="ce143" office:value-type="float" office:value="2.1" calcext:value-type="float">
            <text:p>2.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105"/>
          <table:table-cell table:number-columns-repeated="1019"/>
        </table:table-row>
        <table:table-row table:style-name="ro3">
          <table:table-cell table:style-name="ce143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105"/>
          <table:table-cell table:number-columns-repeated="1019"/>
        </table:table-row>
        <table:table-row table:style-name="ro1">
          <table:table-cell table:style-name="ce143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105"/>
          <table:table-cell table:number-columns-repeated="1019"/>
        </table:table-row>
        <table:table-row table:style-name="ro3">
          <table:table-cell table:style-name="ce143"/>
          <table:table-cell table:style-name="ce135"/>
          <table:table-cell table:style-name="ce135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64" office:value-type="string" calcext:value-type="string">
            <text:p>ok</text:p>
          </table:table-cell>
          <table:table-cell table:style-name="ce105"/>
          <table:table-cell table:number-columns-repeated="1019"/>
        </table:table-row>
        <table:table-row table:style-name="ro4">
          <table:table-cell table:style-name="ce144"/>
          <table:table-cell table:style-name="ce153"/>
          <table:table-cell table:style-name="ce153" office:value-type="string" calcext:value-type="string">
            <text:p>reviewed 16/12/2016 23:05-23:14</text:p>
            <text:p>^&gt;last reviewed 30/12/2016 18:03-18:34</text:p>
          </table:table-cell>
          <table:table-cell table:style-name="ce62"/>
          <table:table-cell table:style-name="ce10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48" office:value-type="float" office:value="3" calcext:value-type="float">
            <text:p>3</text:p>
          </table:table-cell>
          <table:table-cell table:style-name="ce157" office:value-type="string" calcext:value-type="string">
            <text:p>Projeto Informacional 2.0</text:p>
          </table:table-cell>
          <table:table-cell table:style-name="ce157"/>
          <table:table-cell table:style-name="ce165" office:value-type="date" office:date-value="2017-01-01" calcext:value-type="date">
            <text:p>01/01/17</text:p>
          </table:table-cell>
          <table:table-cell table:style-name="ce167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43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61" office:value-type="string" calcext:value-type="string">
            <text:p>02(robot)12012017</text:p>
          </table:table-cell>
          <table:table-cell table:style-name="ce163" office:value-type="date" office:date-value="2017-01-12" calcext:value-type="date">
            <text:p>01/12/17</text:p>
          </table:table-cell>
          <table:table-cell table:style-name="ce105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43"/>
          <table:table-cell/>
          <table:table-cell office:value-type="string" calcext:value-type="string">
            <text:p>PI2.0.1.ods</text:p>
          </table:table-cell>
          <table:table-cell table:style-name="ce163" office:value-type="date" office:date-value="2017-01-16" calcext:value-type="date">
            <text:p>01/16/17</text:p>
          </table:table-cell>
          <table:table-cell table:style-name="ce166" office:value-type="date" office:date-value="2017-01-31" calcext:value-type="date">
            <text:p>01/31/17</text:p>
          </table:table-cell>
          <table:table-cell table:number-columns-repeated="1019"/>
        </table:table-row>
        <table:table-row table:style-name="ro1">
          <table:table-cell table:style-name="ce143" office:value-type="float" office:value="3.1" calcext:value-type="float">
            <text:p>3.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63" office:value-type="date" office:date-value="2017-02-01" calcext:value-type="date">
            <text:p>02/01/17</text:p>
          </table:table-cell>
          <table:table-cell table:style-name="ce166" office:value-type="date" office:date-value="2017-02-28" calcext:value-type="date">
            <text:p>02/28/17</text:p>
          </table:table-cell>
          <table:table-cell table:number-columns-repeated="1019"/>
        </table:table-row>
        <table:table-row table:style-name="ro1">
          <table:table-cell table:style-name="ce144"/>
          <table:table-cell table:style-name="ce153" table:number-columns-repeated="2"/>
          <table:table-cell table:style-name="ce62"/>
          <table:table-cell table:style-name="ce106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" table:style-name="ta1">
        <table:table-column table:style-name="co39" table:default-cell-style-name="ce18"/>
        <table:table-column table:style-name="co40" table:default-cell-style-name="ce18"/>
        <table:table-column table:style-name="co13" table:number-columns-repeated="3" table:default-cell-style-name="ce18"/>
        <table:table-column table:style-name="co41" table:default-cell-style-name="Default"/>
        <table:table-row table:style-name="ro1">
          <table:table-cell table:style-name="ce37" office:value-type="string" calcext:value-type="string">
            <text:p>Table</text:p>
          </table:table-cell>
          <table:table-cell table:style-name="ce37" table:number-columns-repeated="4"/>
          <table:table-cell/>
        </table:table-row>
        <table:table-row table:style-name="ro1">
          <table:table-cell table:style-name="ce37" office:value-type="string" calcext:value-type="string">
            <text:p>Main Directory</text:p>
          </table:table-cell>
          <table:table-cell table:style-name="ce37" office:value-type="string" calcext:value-type="string">
            <text:p>Directory</text:p>
          </table:table-cell>
          <table:table-cell table:style-name="ce37" office:value-type="string" calcext:value-type="string">
            <text:p>Date</text:p>
          </table:table-cell>
          <table:table-cell table:style-name="ce37" office:value-type="string" calcext:value-type="string">
            <text:p>Updated</text:p>
          </table:table-cell>
          <table:table-cell table:style-name="ce37" office:value-type="string" calcext:value-type="string">
            <text:p>Version</text:p>
          </table:table-cell>
          <table:table-cell table:style-name="ce37" office:value-type="string" calcext:value-type="string">
            <text:p>Contents</text:p>
          </table:table-cell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DVD</text:p>
          </table:table-cell>
          <table:table-cell table:number-columns-repeated="2" table:style-name="ce52" office:value-type="date" office:date-value="2017-02-18" calcext:value-type="date">
            <text:p>18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ersos/; Fotos/; fun/; Screenshot/; bckp google.zip</text:p>
          </table:table-cell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DVD</text:p>
          </table:table-cell>
          <table:table-cell table:number-columns-repeated="2" table:style-name="ce52" office:value-type="date" office:date-value="2017-02-18" calcext:value-type="date">
            <text:p>18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sdirectory; Documents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Progress.A1:Progress.AMJ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22:17:27.449635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0.6.2$Linux_X86_64 LibreOffice_project/00$Build-2</meta:generator>
    <dc:date>2017-02-28T22:18:10.622514640</dc:date>
    <meta:editing-duration>PT16H7M50S</meta:editing-duration>
    <meta:editing-cycles>180</meta:editing-cycles>
    <meta:document-statistic meta:table-count="7" meta:cell-count="1312" meta:object-count="0"/>
  </office:meta>
</office:document-meta>
</file>